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998cm"/>
    </style:style>
    <style:style style:name="co2" style:family="table-column">
      <style:table-column-properties fo:break-before="auto" style:column-width="3.249cm"/>
    </style:style>
    <style:style style:name="co3" style:family="table-column">
      <style:table-column-properties fo:break-before="auto" style:column-width="2.258cm"/>
    </style:style>
    <style:style style:name="co4" style:family="table-column">
      <style:table-column-properties fo:break-before="auto" style:column-width="2.731cm"/>
    </style:style>
    <style:style style:name="co5" style:family="table-column">
      <style:table-column-properties fo:break-before="auto" style:column-width="6.354cm"/>
    </style:style>
    <style:style style:name="co6" style:family="table-column">
      <style:table-column-properties fo:break-before="auto" style:column-width="8.169cm"/>
    </style:style>
    <style:style style:name="co7" style:family="table-column">
      <style:table-column-properties fo:break-before="auto" style:column-width="3.059cm"/>
    </style:style>
    <style:style style:name="co8" style:family="table-column">
      <style:table-column-properties fo:break-before="auto" style:column-width="6.489cm"/>
    </style:style>
    <style:style style:name="co9" style:family="table-column">
      <style:table-column-properties fo:break-before="auto" style:column-width="6.816cm"/>
    </style:style>
    <style:style style:name="co10" style:family="table-column">
      <style:table-column-properties fo:break-before="auto" style:column-width="4.23cm"/>
    </style:style>
    <style:style style:name="co11" style:family="table-column">
      <style:table-column-properties fo:break-before="auto" style:column-width="6.054cm"/>
    </style:style>
    <style:style style:name="co12" style:family="table-column">
      <style:table-column-properties fo:break-before="auto" style:column-width="8.668cm"/>
    </style:style>
    <style:style style:name="co13" style:family="table-column">
      <style:table-column-properties fo:break-before="auto" style:column-width="10.41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7" style:family="table-cell" style:parent-style-name="Default">
      <style:text-properties fo:font-size="11pt" fo:font-weight="bold" style:font-size-asian="11pt" style:font-weight-asian="bold" style:font-size-complex="11pt" style:font-weight-complex="bold"/>
    </style:style>
    <style:style style:name="ce18" style:family="table-cell" style:parent-style-name="Default">
      <style:table-cell-properties style:vertical-align="middle"/>
    </style:style>
    <style:style style:name="ce4" style:family="table-cell" style:parent-style-name="Default">
      <style:table-cell-properties fo:background-color="transparent" style:vertical-align="middle"/>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center" fo:margin-left="0cm"/>
      <style:text-properties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cm"/>
    </style:style>
    <style:style style:name="ce24" style:family="table-cell" style:parent-style-name="Default">
      <style:table-cell-properties style:text-align-source="fix" style:repeat-content="false" style:vertical-align="middle"/>
      <style:paragraph-properties fo:text-align="center" fo:margin-left="0cm"/>
      <style:text-properties fo:color="#000000"/>
    </style:style>
    <style:style style:name="ce1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vertical-align="middle"/>
      <style:paragraph-properties fo:text-align="center" fo:margin-left="0cm"/>
      <style:text-properties fo:color="#000000"/>
    </style:style>
    <style:style style:name="ce26" style:family="table-cell" style:parent-style-name="Default">
      <style:table-cell-properties fo:wrap-option="wrap" style:vertical-align="middle"/>
      <style:text-properties fo:color="#000000"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fo:color="#000000"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center" fo:margin-left="0cm"/>
    </style:style>
    <style:style style:name="ce29" style:family="table-cell" style:parent-style-name="Default">
      <style:table-cell-properties style:text-align-source="fix" style:repeat-content="false"/>
      <style:paragraph-properties fo:text-align="center" fo:margin-left="0cm"/>
      <style:text-properties fo:color="#000000"/>
    </style:style>
    <style:style style:name="ce38" style:family="table-cell" style:parent-style-name="Default">
      <style:table-cell-properties style:text-align-source="fix" style:repeat-content="false" fo:background-color="transparent" style:vertical-align="middle"/>
      <style:paragraph-properties fo:text-align="center" fo:margin-left="0cm"/>
    </style:style>
    <style:style style:name="ce39" style:family="table-cell" style:parent-style-name="Default">
      <style:table-cell-properties style:text-align-source="fix" style:repeat-content="false" fo:background-color="transparent"/>
      <style:paragraph-properties fo:text-align="center" fo:margin-left="0cm"/>
    </style:style>
    <style:style style:name="ce40" style:family="table-cell" style:parent-style-name="Default">
      <style:table-cell-properties fo:background-color="#ffff00" style:text-align-source="fix" style:repeat-content="false"/>
      <style:paragraph-properties fo:text-align="center" fo:margin-left="0cm"/>
    </style:style>
    <style:style style:name="ce16" style:family="table-cell" style:parent-style-name="Default">
      <style:table-cell-properties fo:background-color="#ffff00" style:text-align-source="fix" style:repeat-content="false" style:vertical-align="middle"/>
      <style:paragraph-properties fo:text-align="center" fo:margin-left="0cm"/>
    </style:style>
    <style:style style:name="ce30" style:family="table-cell" style:parent-style-name="Default">
      <style:table-cell-properties style:text-align-source="fix" style:repeat-content="false" style:vertical-align="middle"/>
      <style:paragraph-properties fo:text-align="center" fo:margin-left="0cm"/>
      <style:text-properties fo:font-size="11pt" fo:font-weight="bold" style:font-size-asian="11pt" style:font-weight-asian="bold" style:font-size-complex="11pt" style:font-weight-complex="bold"/>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pt" fo:country="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ackground-color="transparent" fo:wrap-option="no-wrap"/>
      <style:paragraph-properties fo:text-align="start" fo:margin-left="0cm"/>
      <style:text-properties style:use-window-font-color="true" style:text-outline="false" style:text-line-through-style="none" style:text-line-through-type="none" style:font-name="Liberation Serif" fo:font-size="10pt" fo:language="pt" fo:country="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transparent"/>
    </style:style>
    <style:style style:name="ce46" style:family="table-cell" style:parent-style-name="Default">
      <style:table-cell-properties fo:background-color="#ffff00"/>
    </style:style>
    <style:style style:name="T1" style:family="text">
      <style:text-properties fo:color="#000000"/>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ce28"/>
        <table:table-column table:style-name="co3" table:default-cell-style-name="ce28"/>
        <table:table-column table:style-name="co4" table:default-cell-style-name="ce28"/>
        <table:table-column table:style-name="co5" table:default-cell-style-name="ce23"/>
        <table:table-column table:style-name="co6" table:default-cell-style-name="ce28"/>
        <table:table-column table:style-name="co7" table:default-cell-style-name="ce28"/>
        <table:table-column table:style-name="co8" table:default-cell-style-name="Default"/>
        <table:table-column table:style-name="co9" table:default-cell-style-name="ce28"/>
        <table:table-column table:style-name="co10" table:default-cell-style-name="ce28"/>
        <table:table-column table:style-name="co11" table:default-cell-style-name="Default"/>
        <table:table-column table:style-name="co12" table:default-cell-style-name="Default"/>
        <table:table-column table:style-name="co13" table:default-cell-style-name="Default"/>
        <table:table-column table:style-name="co3" table:number-columns-repeated="1011" table:default-cell-style-name="Default"/>
        <table:table-row table:style-name="ro1">
          <table:table-cell table:style-name="ce17" office:value-type="string" calcext:value-type="string">
            <text:p>Título do artigo</text:p>
          </table:table-cell>
          <table:table-cell table:style-name="ce22" office:value-type="string" calcext:value-type="string">
            <text:p>Autores </text:p>
          </table:table-cell>
          <table:table-cell table:style-name="ce22" office:value-type="string" calcext:value-type="string">
            <text:p>Ano</text:p>
          </table:table-cell>
          <table:table-cell table:style-name="ce22" office:value-type="string" calcext:value-type="string">
            <text:p>Fonte</text:p>
          </table:table-cell>
          <table:table-cell table:style-name="ce30" office:value-type="string" calcext:value-type="string">
            <text:p>Espécie</text:p>
          </table:table-cell>
          <table:table-cell table:style-name="ce22" office:value-type="string" calcext:value-type="string">
            <text:p>Habitat</text:p>
          </table:table-cell>
          <table:table-cell table:style-name="ce22" office:value-type="string" calcext:value-type="string">
            <text:p>Coordenadas</text:p>
          </table:table-cell>
          <table:table-cell table:style-name="ce17" office:value-type="string" calcext:value-type="string">
            <text:p>Descrição da localização</text:p>
          </table:table-cell>
          <table:table-cell table:style-name="ce22" office:value-type="string" calcext:value-type="string">
            <text:p>Necessita georreferenciar</text:p>
          </table:table-cell>
          <table:table-cell table:style-name="ce22" office:value-type="string" calcext:value-type="string">
            <text:p>Numero de registros</text:p>
          </table:table-cell>
          <table:table-cell table:style-name="ce17" office:value-type="string" calcext:value-type="string">
            <text:p>Link ou DOI</text:p>
          </table:table-cell>
          <table:table-cell table:style-name="ce17" office:value-type="string" calcext:value-type="string">
            <text:p>Notas adicionais</text:p>
          </table:table-cell>
          <table:table-cell table:style-name="ce17" office:value-type="string" calcext:value-type="string">
            <text:p>Comando de pesquisa</text:p>
          </table:table-cell>
          <table:table-cell table:number-columns-repeated="1011"/>
        </table:table-row>
        <table:table-row table:style-name="ro2">
          <table:table-cell table:style-name="ce18" office:value-type="string" calcext:value-type="string">
            <text:p>A revision of the spider genus Barrisca (Araneae, Rhoicininae)</text:p>
          </table:table-cell>
          <table:table-cell table:style-name="ce23" office:value-type="string" calcext:value-type="string">
            <text:p>Norman I. Platnick</text:p>
          </table:table-cell>
          <table:table-cell table:style-name="ce23" office:value-type="float" office:value="1978" calcext:value-type="float">
            <text:p>1978</text:p>
          </table:table-cell>
          <table:table-cell table:style-name="ce23" office:value-type="string" calcext:value-type="string">
            <text:p>Google Scholar</text:p>
          </table:table-cell>
          <table:table-cell office:value-type="string" calcext:value-type="string">
            <text:p>Barrisca kochalkai e Barrisca nannella</text:p>
          </table:table-cell>
          <table:table-cell table:style-name="ce23" office:value-type="string" calcext:value-type="string">
            <text:p>A Barrisca kochalkai foi encontrada em grandes bromélias epífitas</text:p>
          </table:table-cell>
          <table:table-cell table:style-name="ce23" office:value-type="string" calcext:value-type="string">
            <text:p>-</text:p>
          </table:table-cell>
          <table:table-cell table:style-name="ce18" office:value-type="string" calcext:value-type="string">
            <text:p>B. nannella coletada na Ilha Barro Colorado, Cal Zone, Panamá. B. Kochalkai San Pedro, altitude 960m, Sierra Nevada de Santa Marta, Magdalena, Colômbia em 18 de maio de 1975.</text:p>
          </table:table-cell>
          <table:table-cell table:style-name="ce23" office:value-type="string" calcext:value-type="string">
            <text:p>sim</text:p>
          </table:table-cell>
          <table:table-cell table:style-name="ce23" office:value-type="float" office:value="0" calcext:value-type="float">
            <text:p>0</text:p>
          </table:table-cell>
          <table:table-cell table:style-name="ce18" office:value-type="string" calcext:value-type="string">
            <text:p>https://www.jstor.org/stable/3705091</text:p>
          </table:table-cell>
          <table:table-cell table:style-name="ce18" office:value-type="string" calcext:value-type="string">
            <text:p>Descreve as espécies e suas questões taxonômicas</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3">
          <table:table-cell table:style-name="ce18" office:value-type="string" calcext:value-type="string">
            <text:p>SISTEMÁTICA E FILOGENIA DE TRECHALEIDAE (ARANEAE, LYCOSOIDEA)</text:p>
          </table:table-cell>
          <table:table-cell table:style-name="ce23" office:value-type="string" calcext:value-type="string">
            <text:p>ESTEVAM LUÍS CRUZ DA SILVA</text:p>
          </table:table-cell>
          <table:table-cell table:style-name="ce23" office:value-type="float" office:value="2012" calcext:value-type="float">
            <text:p>2012</text:p>
          </table:table-cell>
          <table:table-cell table:style-name="ce23" office:value-type="string" calcext:value-type="string">
            <text:p>Google Scholar</text:p>
          </table:table-cell>
          <table:table-cell office:value-type="string" calcext:value-type="string">
            <text:p>Dyrines brescoviti, Paradossenus acanthocymbium, Rhoicinus lugato, Syntrechalea boliviensis/Syntrechalea colombiana, Syntrechalea tenuis, Paratrechalea ornata, Enna maya, Hesydrus caripito, Hesydrus aurantius, Syntrechalea reimoseri, Enna trivittata, Enna segredo, Enna meridionalis, Enna caparao, Dossenus guapore, Dyrines brescoviti, Syntrechalea neblina, Syntrechalea robusta, Syntrechalea adis, Syntrechalea brasilia, Syntrechalea caporiacco, Syntrechalea napoensis, Paratrechalea longigaster, Paratrechalea julyae, Enna redundans, Enna braslandia, Syntrechalea caballero, Paradossenus pulcher, Paradossenus makuxi, Paradossenus acanthocymbium, Paradossenus tocantins, Paradossenus pozo, Enna carinata, Enna triste, Enna caricoi, Enna venezuelana,Enna silvae, Enna frijoles, Enna zurqui</text:p>
          </table:table-cell>
          <table:table-cell table:style-name="ce23" office:value-type="string" calcext:value-type="string">
            <text:p>-</text:p>
          </table:table-cell>
          <table:table-cell table:style-name="ce23" office:value-type="string" calcext:value-type="string">
            <text:p>Dyrines brescoviti: 10°40’S, 37°25’W, Paradossenus acanthocymbium: 29°44’S, 57°05’W, Rhoicinus lugato: 03°15’S, 59°58’W, Syntrechalea boliviensis/Syntrechalea colombiana: 3°50’48”S, 70°13’ 10”W, Syntrechalea tenuis: 01°33’52”N,75°19’55”W, 10°36’S, 68°29’W, 3°06’S, 60°01’W, 12°59’S, 38°29’W, 9º39’S, 35º44’W, 2°52’S, 52°01’W; Paratrechalea ornata:  01°45’S, 55°50’W, Enna maya: 12°33’S, 69°03’W, Hesydrus caripito:10°80’79”N,</text:p>
            <text:p>63°80’69”W, Hesydrus aurantius: 9°24’S, 75°58’W; 9°11’S, 75°48’W; 11°56’S, 71°17’W; 12°19’S, 73°02’W, Syntrechalea reimoseri: 12°33’S, 69°03’W, Enna trivittata: 22°33’S, 47°57’W, Enna segredo: 23° 46’S, 46° 18’W, Enna meridionalis: 25° 37’S, 53°08’W, Enna caparao: 20° 25’S, 41° 52’W; 23°46’S, 46º18’W; 22°27’S,</text:p>
            <text:p>42°59’W; 23°46’S, 46º18’W; Dossenus guapore: 21°10’S, 56°35’W; Dyrines brescoviti:10°40’S, 37°25’W; Syntrechalea neblina:00°07’N, 67°05’W; Syntrechalea robusta:14°22’S, 50°59’W; Syntrechalea adis:0º46’N, 65º59’W, 2º37’S, 60º56’W, 1º45’S, 55º49’W; Syntrechalea brasilia:12º43’S, 60º08’W, 18º54’S, 48º15’W,  18º54’S,48º18’W; Syntrechalea caporiacco:9º39’S, 35º44’W; Syntrechalea napoensis: 01°00’S, 77°25’W, 10°08’S, 67°43’W; Syntrechalea syntrechaloides:10°36’S, 68°29’W, 3°06’S, 60°01’W, 2°01’S, 60°01’W,  2°25’S, 54°42’W, 2°52’S, 52°01’W, 7°12’S,35°55’W, 18°10’S, 47°56’W, 22°24’S,47°34’W, 25°36’S, 54°25’W, 22°34’S, 44°21’W; Paratrechalea longigaster:20°04’S, 43°23’W, 22° 15’ S, 47° 49’ W; Paratrechalea julyae:15°24’S, 39°30’W, 13°44’S, 39°28’W, 23°26’S,45°05’W, 22°31’S, 43°59’W, 22° 34’S, 44° 21’W, 22°49’S, 42°56’W; Enna redundans:7°03’S,36°21’W; Enna braslandia:15°42’S, 48°13’W; Syntrechalea caballero:22°34’S, 55°37’W, 24°42’S, 47°53’W; Paradossenus pulcher:2°49’N,65°06’W, 2°37’S, 60°56’W; Paradossenus makuxi:4°19’N, 60°44’W; Paradossenus acanthocymbium:29°44’S, 57°05’W; Paradossenus tocantins:12°39’S, 56°55’W; Paradossenus pozo:20°45’S, 51°41’W; Dossenus paraensis: 06°09’42.49”S, 52°42’10.07’W; Enna carinata:09°02’00.38”N, 80°10’03.10’W; Enna triste:10°00’21.65”N, 66°55’49.44’W; Enna caricoi:10°03’07.73”N, 75°16’07.27’W; Enna venezuelana:10°30’00.22”N, 66°55’00.13’W;Enna silvae:11°45’33.54”S,70°48’52.44’W; Enna frijoles:09°07’09.82”N, 79°43’12.93’W; Enna zurqui:09°54’37.90”N, 84°03’15.17’W</text:p>
          </table:table-cell>
          <table:table-cell table:style-name="ce18" office:value-type="string" calcext:value-type="string">
            <text:p>Dyrine brescoviti: Sergipe: Itabaina, Estação Ecológica da Serra de Itabaina, Paradossenus acanthocymbium: BRAZIL, Rio Grande do Sul: Uruguaiana, Imbaá, Rhoicinus lugato: Marchantaria, Rio Solimões, Amazonas, Brazil; Syntrechalea tenuis: Mexico, Costa Rica, Panama and Colombia; Paratrechalea ornata: In the city of Oriximiná, northern Brasil; Enna maya : Costa Rica, Honduras, Peru; </text:p>
          </table:table-cell>
          <table:table-cell table:style-name="ce23" office:value-type="string" calcext:value-type="string">
            <text:p>não</text:p>
          </table:table-cell>
          <table:table-cell table:style-name="ce23" office:value-type="float" office:value="58" calcext:value-type="float">
            <text:p>58</text:p>
          </table:table-cell>
          <table:table-cell table:style-name="ce20" office:value-type="string" calcext:value-type="string">
            <text:p>SILVA, Estevam Luís Cruz da. Sistemática e filogenia de Trechaleidae (Araneae, Lycosoidea). 2012.</text:p>
          </table:table-cell>
          <table:table-cell table:style-name="ce18" office:value-type="string" calcext:value-type="string">
            <text:p>Revisão filogenéticas de gêneros da família Trechaleidae</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3">
          <table:table-cell table:style-name="ce18" office:value-type="string" calcext:value-type="string">
            <text:p>Heidrunea, a new genus of the spider subfamily Rhoicininae (Araneae, Trechaleidae)</text:p>
          </table:table-cell>
          <table:table-cell table:style-name="ce23" office:value-type="string" calcext:value-type="string">
            <text:p>BRESCOVIT, ANTONIO D.; HÖFER, HUBERT.</text:p>
          </table:table-cell>
          <table:table-cell table:style-name="ce23" office:value-type="float" office:value="1994" calcext:value-type="float">
            <text:p>1994</text:p>
          </table:table-cell>
          <table:table-cell table:style-name="ce23" office:value-type="string" calcext:value-type="string">
            <text:p>Google Scholar</text:p>
          </table:table-cell>
          <table:table-cell table:style-name="ce20" office:value-type="string" calcext:value-type="string">
            <text:p>Heidrunea irmleri, Heidrunea arijana e Heidrunea lobrita</text:p>
          </table:table-cell>
          <table:table-cell table:number-columns-repeated="2" table:style-name="ce23" office:value-type="string" calcext:value-type="string">
            <text:p>-</text:p>
          </table:table-cell>
          <table:table-cell table:style-name="ce18" office:value-type="string" calcext:value-type="string">
            <text:p>H. irmleri: from blackwater inundation forest (igapó) at Rio Tarumã Mirim, Amazonas, Brazil. </text:p>
            <text:p>H. lobrit: from igapó forest at Rio Tarumã Mirim, Amazonas, Brazil.</text:p>
            <text:p>H. arijana: from mixed water inundation forest at Lago Janauari, Manaus, Amazonas, Brazil.</text:p>
          </table:table-cell>
          <table:table-cell table:style-name="ce23" office:value-type="string" calcext:value-type="string">
            <text:p>sim</text:p>
          </table:table-cell>
          <table:table-cell table:style-name="ce23" office:value-type="float" office:value="0" calcext:value-type="float">
            <text:p>0</text:p>
          </table:table-cell>
          <table:table-cell table:style-name="ce18" office:value-type="string" calcext:value-type="string">
            <text:p>https://www.researchgate.net/publication/233924176_Heidrunea_a_new_genus_of_the_spider_subfamily_Rhoicininae_Araneae_Trechaleidae_from_central_Amazonia_Brazil</text:p>
          </table:table-cell>
          <table:table-cell table:style-name="ce18" office:value-type="string" calcext:value-type="string">
            <text:p>Artigo que descreve novas espécies do genero Heidrunea</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2">
          <table:table-cell table:style-name="ce18" office:value-type="string" calcext:value-type="string">
            <text:p>Genera Erroneously Placed in the Spider Families Agelenidae and Pisauridae (Araneida: Arachnida)</text:p>
          </table:table-cell>
          <table:table-cell table:style-name="ce23" office:value-type="string" calcext:value-type="string">
            <text:p>Vicente D. Roth</text:p>
          </table:table-cell>
          <table:table-cell table:style-name="ce23" office:value-type="float" office:value="1965" calcext:value-type="float">
            <text:p>1965</text:p>
          </table:table-cell>
          <table:table-cell table:style-name="ce23" office:value-type="string" calcext:value-type="string">
            <text:p>Google Scholar</text:p>
          </table:table-cell>
          <table:table-cell office:value-type="string" calcext:value-type="string">
            <text:p>Familia Agelenidae e Oisauridae</text:p>
          </table:table-cell>
          <table:table-cell table:number-columns-repeated="2" table:style-name="ce23" office:value-type="string" calcext:value-type="string">
            <text:p>-</text:p>
          </table:table-cell>
          <table:table-cell table:style-name="ce18" office:value-type="string" calcext:value-type="string">
            <text:p>-</text:p>
          </table:table-cell>
          <table:table-cell table:style-name="ce23" office:value-type="string" calcext:value-type="string">
            <text:p>-</text:p>
          </table:table-cell>
          <table:table-cell table:style-name="ce23" office:value-type="float" office:value="0" calcext:value-type="float">
            <text:p>0</text:p>
          </table:table-cell>
          <table:table-cell table:style-name="ce18" office:value-type="string" calcext:value-type="string">
            <text:p>https://www.researchgate.net/publication/233646739_Genera_Erroneously_Placed_in_the_Spider_Families_Agelenidae_and_Pisauridae_Araneida_Arachnida</text:p>
          </table:table-cell>
          <table:table-cell table:style-name="ce18" office:value-type="string" calcext:value-type="string">
            <text:p>Não consegui acesso ao texto, mas no título já mostra que não se trata de nenhuma espécie de Trechaleidae</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4">
          <table:table-cell table:style-name="ce18" office:value-type="string" calcext:value-type="string">
            <text:p>﻿First record of the spider family Trechaleidae Simon, 1890 (Araneae) from China</text:p>
          </table:table-cell>
          <table:table-cell table:style-name="ce23" office:value-type="string" calcext:value-type="string">
            <text:p>Lu-Yu Wang, Yan-Nan Mu, Feng Zhang, Yuri M. Marusik, Zhi-Sheng Zhang</text:p>
          </table:table-cell>
          <table:table-cell table:style-name="ce23" office:value-type="float" office:value="2024" calcext:value-type="float">
            <text:p>2024</text:p>
          </table:table-cell>
          <table:table-cell table:style-name="ce23" office:value-type="string" calcext:value-type="string">
            <text:p>Google Scholar</text:p>
          </table:table-cell>
          <table:table-cell table:style-name="ce31" office:value-type="string" calcext:value-type="string">
            <text:p>Shinobius cona sp. nov.</text:p>
          </table:table-cell>
          <table:table-cell table:style-name="ce23" office:value-type="string" calcext:value-type="string">
            <text:p>-</text:p>
          </table:table-cell>
          <table:table-cell table:style-name="ce31" office:value-type="string" calcext:value-type="string">
            <text:p>27°50′59″N, 91°46′39″E</text:p>
          </table:table-cell>
          <table:table-cell table:style-name="ce20" office:value-type="string" calcext:value-type="string">
            <text:p>China, Xizang, Cona Co., Mama Township, Lebugou; altitude de 2280 m;</text:p>
          </table:table-cell>
          <table:table-cell table:style-name="ce23" office:value-type="string" calcext:value-type="string">
            <text:p>não</text:p>
          </table:table-cell>
          <table:table-cell table:style-name="ce23" office:value-type="float" office:value="1" calcext:value-type="float">
            <text:p>1</text:p>
          </table:table-cell>
          <table:table-cell table:style-name="ce18" office:value-type="string" calcext:value-type="string">
            <text:p>https://pmc.ncbi.nlm.nih.gov/articles/PMC11161691/</text:p>
          </table:table-cell>
          <table:table-cell table:style-name="ce18" office:value-type="string" calcext:value-type="string">
            <text:p>Descreve um espécie nova do gênero Shinobius na China</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2">
          <table:table-cell table:style-name="ce18" office:value-type="string" calcext:value-type="string">
            <text:p>Taxonomia e história evolutiva de Trechaleidae (Aranea: Lycosoidea)</text:p>
          </table:table-cell>
          <table:table-cell table:style-name="ce24" office:value-type="string" calcext:value-type="string">
            <text:p><text:span text:style-name="T1"><text:a xlink:href="https://repositorio.ufmg.br/browse?type=author&amp;value=Vinicius+Sergio+Rodrigues+Diniz" xlink:type="simple">Vinicius Sergio Rodrigues Diniz</text:a></text:span></text:p>
          </table:table-cell>
          <table:table-cell table:style-name="ce23" office:value-type="float" office:value="2023" calcext:value-type="float">
            <text:p>2023</text:p>
          </table:table-cell>
          <table:table-cell table:style-name="ce23" office:value-type="string" calcext:value-type="string">
            <text:p>Google Scholar</text:p>
          </table:table-cell>
          <table:table-cell office:value-type="string" calcext:value-type="string">
            <text:p>Descrição de duas espécies novas cavernículas e proposição de um novo gênero. E outra descrição de uma espécie nova de Paratrechalea. Novos registros de Paratrechalea azul</text:p>
          </table:table-cell>
          <table:table-cell table:style-name="ce23" office:value-type="string" calcext:value-type="string">
            <text:p>-</text:p>
          </table:table-cell>
          <table:table-cell table:style-name="ce23" office:value-type="string" calcext:value-type="string">
            <text:p>Paratrechalea azul: (21°26’38.3”S; 45°12’19.3”W), (22°21’2.6”S; 42°23’15.8”W), (23°20’38.7”S; 45°8’14”W), (25°40’10.4”S; 48°36’4.8”W), (25°39’38.1”S; 48°35’45.1”W), (28°8’34.7”S;49°37’15.6”W), (29°7’48”S; 49°57’ 56.2”W), (29°8’15.3”S; 49°57’5.9”W), (27°3’23”S; 49°5’12”W), (29°32’46.51”S;50°18’35.42”W), (29°34’28.68” S; 50°16’50.19” W); Paratrechalea galianoae: (22°41’58.95”S; 45°29’50.67”W),(22°41’39.6”S; 45°27’39.3”W), (22°24’55.6”S 47°59’28”W), (23°46’16.8”S; 46°17’42.2”W), (23°44’55”S; 46°9’45.1”W), (23°44’50.4”S; 46°9’31.2”W), (23°45’1.58”S;46°9’53.44”W), (23°43’33.7”S;45°45’13.1”W), (23°43’1.6”S; 45°43’2.2”W), (24°16’5.6”S;47°13’50.2”W), (23°20’38.7”S; 45°8’1.4”W), (24°23’56.4”S; 47°7’20.6”W), (23°14’4,6”S; 45°1’23,9”W), (20°30’12.8”S;41°49’8.3”W), (22°20’0.4”S; 44°33’49.6”W), (22°20’50”S; 44°33’01”W), (22°27’7.16”S; 44°36’42.6”W), (22°27’15.5”S; 44°36’30”W), (21°55’36.3”S;41°57’1.3”W), (22°53’53.16”S; 43°58’13.48”W), (25°26’18.4”S 53°24’22.3”W), (25°40’10.4”S; 48°36’4.8”W), (25°39’38.1”S;48°35’45.1”W), (29°7’48”S; 49°57’56.2”W), (29°8’15.3”S; 49°57’5.9”W), (27°3’23”S; 49°5’12”W), (29°34’28.68” S; 50°16’50.19” W), (27°8’35.14”S; 53°53’2.63”W), (27°14’28.5”S; 53°55’42.3”W), (27°14’56.4”S; 53°58’20”W), (27°8’19.8”S; 53°52’47.9”W), (29°34’59.8”S; 51°7’11.4”W); Paratrechalea julyae: (22°34’53”S;43°26’59”W), (22°24’58.43S;42°36’27”W), (22°32’54.14”S; 44°5’15.10”W); Paratrechalea longigaster: (18°15’S;52°57’W); Paratrechalea ornata: (31°43’11.46”S; 64°25’10.6”W), (28° 8’34.7”S; 49°37’15.6”W), (29°7’48”S; 49°57’ 56.2”W), (29°32’46.51”S; 50°18’35.42”W), (29°34’28,68” S; 50°16’50,19” W), (28°46’43.1”S; 51°30’59.9”), (28°18’44.7”S;53°53’42.6”W), (29°35’42.8”S 55°28’45.5”W), (27°8’35.14”S; 53°53’2.63”W), (28°40’22.7”S;51°8’37.7W), (28°44’16.4”S; 51°25’31.7W), (29°32’53.9”S; 54°41’54.5”W), (28°25’52.5”S; 51°59’22.1”W), (28°47’53.1”S; 50°25’37.4”W), (29°33’30.2”S; 53°49’58.7”W), (27°14’28.5”S; 53°55’42.3”W), (27°8’19.8”S; 53°52’47.9”W), (29°31’34.3”S; 52°31’2.3”), (29°34’59.8”S; 51°7’11.4”W), (28°28’35.2”S; 55°7’37.6”W), (29°37’1.4”S;53°48’30.5”W), (34°16’40.1”S; 55°14’0.8”W), (32°55’30.5”S; 54°27’33.1”W); Paratrechalea saopaulo: (19°52’38”S; 43°58’16”W), (22°32’54.14”S; 44°5’15.10”W); Paratrechalea wygodzinskyi: (13°33’9”S; 52°16”6”W), (22°18’14.5”S; 53°49’16.3”W), (20°49’11”S; 49° 22’ 45”W);</text:p>
          </table:table-cell>
          <table:table-cell table:style-name="ce18" office:value-type="string" calcext:value-type="string">
            <text:p>-</text:p>
          </table:table-cell>
          <table:table-cell table:style-name="ce23" office:value-type="string" calcext:value-type="string">
            <text:p>não</text:p>
          </table:table-cell>
          <table:table-cell table:style-name="ce23" office:value-type="float" office:value="75" calcext:value-type="float">
            <text:p>75</text:p>
          </table:table-cell>
          <table:table-cell table:style-name="ce18" office:value-type="string" calcext:value-type="string">
            <text:p>https://repositorio.ufmg.br/handle/1843/73401</text:p>
          </table:table-cell>
          <table:table-cell table:style-name="ce23" office:value-type="string" calcext:value-type="string">
            <text:p>Descrição de duas espécies novas cavernículas e uma proposta filogenética para a família</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3">
          <table:table-cell table:style-name="ce4" office:value-type="string" calcext:value-type="string">
            <text:p>Taxonomic review of the Neotropical spider genus Paradossenus (Araneae: Lycosoidea: Trechaleidae: Trechaleinae) with a new erection of the subfamily Trechaleinae and a key to included genera</text:p>
          </table:table-cell>
          <table:table-cell table:style-name="ce14" office:value-type="string" calcext:value-type="string">
            <text:p>James E. Carico and Estevam Luís Cruz da Silva</text:p>
          </table:table-cell>
          <table:table-cell table:style-name="ce38" office:value-type="float" office:value="2010" calcext:value-type="float">
            <text:p>2010</text:p>
          </table:table-cell>
          <table:table-cell table:style-name="ce38" office:value-type="string" calcext:value-type="string">
            <text:p>Google Scholar</text:p>
          </table:table-cell>
          <table:table-cell table:style-name="ce8" office:value-type="string" calcext:value-type="string">
            <text:p>Paradossenus longipes ……</text:p>
          </table:table-cell>
          <table:table-cell table:style-name="ce38" office:value-type="string" calcext:value-type="string">
            <text:p>-</text:p>
          </table:table-cell>
          <table:table-cell table:style-name="ce44" office:value-type="string" calcext:value-type="string">
            <text:p>Paradossenus longipes: (27°04’S,58°34’W), (22u11’S, 64u45’W), (22u11’S, 64u45’W), <text:s/>(34u25’S, 58u35’W), (3u06’S, 60u01’W), ( 1u54’S, 53u29’W), (8u13’S, 72u59’W), (0u31’S, 51u14’W), (15u58’S, 59u53’W), (21u59’S, 47u25’W), (22u22’S, 46u56’W), (29u35’S, 51u15’W), (34u12’S, 58u18’W), (29u10’S, 53u09’W), (29u57’S, 51u16’W), (29u59’S, 51u15’W), (30u05’S, 51u36’W), (30u05’S, 51u36’W), (29u56’S, 51u43’W), (29u16’S, 53u20’W), (29u35’S, 50u04’W), (29u16’S, 53u20’W), (0u16’S, 75u53’W), (2u48’S, 77u38’W), (0u06’N, 76u54’W), (7u02’N, 58u27’W), (6u24’N, 58u37’W), (1u37’N, 58u38’W), (22u34’S, 55u37’W), (25u46’S, 56u47’W), (11u58’S, 71u18’W), (4u55’S, 76u24’W), (8u13’S, 74u31’W), (0u50’N, 66u10’W); Paradossenus isthmus: (9 09’N, 79u50’W), (9u10’N, 79u47’W), (14u38’N, 84u26’W),(4u09’N,77u04’W); Paradossenus caricoi: (6u07’W, 58u21’N), (3u18’N, 73u22’W), (2u16’N, 58u16’W), (7u19’N, 61u31’W); Paradossenus pulcher: (1u28’N, 66u31’W), (0u16’S, 75u53’W), (13u59’S, 60u33’W); Paradossenus junin: (11u14’S, 75u29’W); Paradossenus benicito: (11u23’S, 65u47’W), (9u12’S, 64u18’W); Paradossenus tocantins: (9u34’S,48u23’W), (9u34’S, 48u23’W), (19u00’S, 57u39’W); Paradossenus corumba: (19u00’S, 57u39’W), (22u08’S, 57u58’W); Paradossenus amazonensis: (2u37’S, 60u56’W), (1u46’S, 55u50’W), (2u38’S, 50u32’W), (16u15’S, 57u56’W); Paradossenus acanthocymbium: (19u00’S,57u39’W), (29u42’S, 57u07’W); Paradossenus sabana: (5u30’N, 61u30’W); Paradossenus minimus: ( 3u24’S, 51u50’W), (11u59’S, 54u00’W); Paradossenus pozo: (11u10’N, 74u14’W), (11u03’N, 74u48’W), (8u34’N, 67u35’W)</text:p>
          </table:table-cell>
          <table:table-cell table:style-name="ce4" office:value-type="string" calcext:value-type="string">
            <text:p>-</text:p>
          </table:table-cell>
          <table:table-cell table:style-name="ce38" office:value-type="string" calcext:value-type="string">
            <text:p>não</text:p>
          </table:table-cell>
          <table:table-cell table:style-name="ce38" office:value-type="float" office:value="66" calcext:value-type="float">
            <text:p>66</text:p>
          </table:table-cell>
          <table:table-cell table:style-name="ce4" office:value-type="string" calcext:value-type="string">
            <text:p>https://www.researchgate.net/publication/232675043_Taxonomic_review_of_the_Neotropical_spider_genus_Paradossenus_Araneae_Lycosoidea_Trechaleidae_Trechaleinae_with_a_new_erection_of_the_subfamily_Trechaleinae_and_a_key_to_included_genera</text:p>
          </table:table-cell>
          <table:table-cell table:style-name="ce4" office:value-type="string" calcext:value-type="string">
            <text:p>Revisão do gênero Paradossenus e descrição de novas espécies.</text:p>
          </table:table-cell>
          <table:table-cell table:style-name="ce4" office:value-type="string" calcext:value-type="string">
            <text:p>(Barrisca kochalkai OR Trechaleidae OR Barrisca) AND (spider*)</text:p>
          </table:table-cell>
          <table:table-cell table:style-name="ce4" table:number-columns-repeated="1011"/>
        </table:table-row>
        <table:table-row table:style-name="ro4">
          <table:table-cell table:style-name="ce19" office:value-type="string" calcext:value-type="string">
            <text:p>Revision of the Genus Trechalea Thorell (Araneae, Trechaleidae) with a Review of the Taxonomy of the Trechaleidae and Pisauridae of the Western Hemisphere</text:p>
          </table:table-cell>
          <table:table-cell table:style-name="ce19" office:value-type="string" calcext:value-type="string">
            <text:p>James E. Carico</text:p>
          </table:table-cell>
          <table:table-cell office:value-type="float" office:value="1993" calcext:value-type="float">
            <text:p>1993</text:p>
          </table:table-cell>
          <table:table-cell table:style-name="ce23" office:value-type="string" calcext:value-type="string">
            <text:p>Google Scholar</text:p>
          </table:table-cell>
          <table:table-cell office:value-type="string" calcext:value-type="string">
            <text:p>Espécies do gênero Trechalea</text:p>
          </table:table-cell>
          <table:table-cell table:number-columns-repeated="3" office:value-type="string" calcext:value-type="string">
            <text:p>-</text:p>
          </table:table-cell>
          <table:table-cell office:value-type="string" calcext:value-type="string">
            <text:p>sim</text:p>
          </table:table-cell>
          <table:table-cell office:value-type="float" office:value="0" calcext:value-type="float">
            <text:p>0</text:p>
          </table:table-cell>
          <table:table-cell office:value-type="string" calcext:value-type="string">
            <text:p>https://www.jstor.org/stable/3705486?searchText=Revision+of+the+Genus+Trechalea+Thorell+%28Araneae%2C+Trechaleidae%29+with+a+Review+of+the+Taxonomy+of+the+Trechaleidae+and+Pisauridae+of+the+Western+Hemisphere&amp;searchUri=%2Faction%2FdoBasicSearch%3FQuery%3DRevision%2Bof%2Bthe%2BGenus%2BTrechalea%2BThorell%2B%2528Araneae%252C%2BTrechaleidae%2529%2Bwith%2Ba%2BReview%2Bof%2Bthe%2BTaxonomy%2Bof%2Bthe%2BTrechaleidae%2Band%2BPisauridae%2Bof%2Bthe%2BWestern%2BHemisphere%26so%3Drel&amp;ab_segments=0%2Fbasic_expensive_solr_cloud%2Fcontrol&amp;refreqid=fastly-default%3A3f60c644239b6d2990058e3954a77751&amp;seq=12</text:p>
          </table:table-cell>
          <table:table-cell office:value-type="string" calcext:value-type="string">
            <text:p>Revisão sobre as espécies do gênero Trechalea</text:p>
          </table:table-cell>
          <table:table-cell table:style-name="ce18" office:value-type="string" calcext:value-type="string">
            <text:p>(Barrisca kochalkai OR Trechaleidae OR Barrisca) AND (spider*)</text:p>
          </table:table-cell>
          <table:table-cell table:number-columns-repeated="1011"/>
        </table:table-row>
        <table:table-row table:style-name="ro4">
          <table:table-cell table:style-name="ce19" office:value-type="string" calcext:value-type="string">
            <text:p>Bromeliad architectural complexity and vertical distribution predict spider abundance and richness</text:p>
          </table:table-cell>
          <table:table-cell table:style-name="ce25" office:value-type="string" calcext:value-type="string">
            <text:p><text:span text:style-name="T1"><text:a xlink:href="https://onlinelibrary.wiley.com/authored-by/GONÇALVES‐SOUZA/THIAGO" xlink:type="simple">THIAGO GONÇALVES-SOUZA</text:a></text:span><text:span text:style-name="T1">, </text:span><text:span text:style-name="T1"><text:a xlink:href="https://onlinelibrary.wiley.com/authored-by/ALMEIDA‐NETO/MÁRIO" xlink:type="simple">MÁRIO ALMEIDA-NETO</text:a></text:span><text:span text:style-name="T1">, </text:span><text:span text:style-name="T1"><text:a xlink:href="https://onlinelibrary.wiley.com/authored-by/ROMERO/GUSTAVO+Q." xlink:type="simple">GUSTAVO Q. ROMERO</text:a></text:span></text:p>
          </table:table-cell>
          <table:table-cell office:value-type="float" office:value="2010" calcext:value-type="float">
            <text:p>2010</text:p>
          </table:table-cell>
          <table:table-cell table:style-name="ce23" office:value-type="string" calcext:value-type="string">
            <text:p>Google Scholar</text:p>
          </table:table-cell>
          <table:table-cell office:value-type="string" calcext:value-type="string">
            <text:p>sem acesso</text:p>
          </table:table-cell>
          <table:table-cell office:value-type="string" calcext:value-type="string">
            <text:p>Aranhas que vivem em bromélias</text:p>
          </table:table-cell>
          <table:table-cell office:value-type="string" calcext:value-type="string">
            <text:p>sem acesso</text:p>
          </table:table-cell>
          <table:table-cell table:number-columns-repeated="3" table:style-name="ce23" office:value-type="string" calcext:value-type="string">
            <text:p>sem acesso</text:p>
          </table:table-cell>
          <table:table-cell office:value-type="string" calcext:value-type="string">
            <text:p>https://onlinelibrary.wiley.com/doi/epdf/10.1111/j.1442-9993.2010.02177.x</text:p>
          </table:table-cell>
          <table:table-cell office:value-type="string" calcext:value-type="string">
            <text:p>Pelo resumo o artigo fala da relação de riqueza e abundância de aranhas e como ela pode estar ligada a complexidade das bromélias que essas aranhas usam como recurso </text:p>
          </table:table-cell>
          <table:table-cell table:style-name="ce18" office:value-type="string" calcext:value-type="string">
            <text:p>(Barrisca kochalkai OR Trechaleidae OR Barrisca) AND (spider*)</text:p>
          </table:table-cell>
          <table:table-cell table:number-columns-repeated="1011"/>
        </table:table-row>
        <table:table-row table:style-name="ro5">
          <table:table-cell table:style-name="ce20" office:value-type="string" calcext:value-type="string">
            <text:p>Bromeliads as biodiversity amplifiers and habitat segregation of spider communities in a Neotropical rainforest</text:p>
          </table:table-cell>
          <table:table-cell table:style-name="ce20" office:value-type="string" calcext:value-type="string">
            <text:p>Gonçalves-Souza, Thiago, Brescovit, Antonio D., RossaFeres, Denise de C., and Romero, Gustavo Q.</text:p>
          </table:table-cell>
          <table:table-cell table:style-name="ce23" office:value-type="float" office:value="2010" calcext:value-type="float">
            <text:p>2010</text:p>
          </table:table-cell>
          <table:table-cell table:style-name="ce23" office:value-type="string" calcext:value-type="string">
            <text:p>Google Scholar</text:p>
          </table:table-cell>
          <table:table-cell office:value-type="string" calcext:value-type="string">
            <text:p>Espécies ligadas a bromélias</text:p>
          </table:table-cell>
          <table:table-cell table:style-name="ce23" office:value-type="string" calcext:value-type="string">
            <text:p>Aranhas que vivem em bromélias</text:p>
          </table:table-cell>
          <table:table-cell table:style-name="ce20" office:value-type="string" calcext:value-type="string">
            <text:p>19u57’S, 40u31’W</text:p>
          </table:table-cell>
          <table:table-cell table:style-name="ce18" office:value-type="string" calcext:value-type="string">
            <text:p>Área de mata atlântica no sudeste do Brasil</text:p>
          </table:table-cell>
          <table:table-cell table:style-name="ce23" office:value-type="string" calcext:value-type="string">
            <text:p>não</text:p>
          </table:table-cell>
          <table:table-cell table:style-name="ce23" office:value-type="string" calcext:value-type="string">
            <text:p>-</text:p>
          </table:table-cell>
          <table:table-cell table:style-name="ce18" office:value-type="string" calcext:value-type="string">
            <text:p>https://bioone.org/journals/The-Journal-of-Arachnology/volume-38/issue-2/P09-58.1/Bromeliads-as-biodiversity-amplifiers-and-habitat-segregation-of-spider-communities/10.1636/P09-58.1.short</text:p>
          </table:table-cell>
          <table:table-cell table:style-name="ce18" office:value-type="string" calcext:value-type="string">
            <text:p>Analisando diversidade beta entre solo, bromélias e vegetação</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6">
          <table:table-cell table:style-name="ce20" office:value-type="string" calcext:value-type="string">
            <text:p>DISENTANGLING THE PHYLOGENETIC AND ECOLOGICAL COMPONENTS OF SPIDER PHENOTYPIC VARIATION</text:p>
          </table:table-cell>
          <table:table-cell table:style-name="ce20" office:value-type="string" calcext:value-type="string">
            <text:p>THIAGO GONÇALVES-SOUZA, JOSÉ ALEXANDRE F. DINIZ-FILHO &amp; GUSTAVO Q. ROMERO</text:p>
          </table:table-cell>
          <table:table-cell table:style-name="ce23" office:value-type="float" office:value="2012" calcext:value-type="float">
            <text:p>2012</text:p>
          </table:table-cell>
          <table:table-cell table:style-name="ce23" office:value-type="string" calcext:value-type="string">
            <text:p>Google Scholar</text:p>
          </table:table-cell>
          <table:table-cell office:value-type="string" calcext:value-type="string">
            <text:p>379 indivíduos coletados</text:p>
          </table:table-cell>
          <table:table-cell table:style-name="ce23" office:value-type="string" calcext:value-type="string">
            <text:p>Avalhação da importância relativa da filogenia e do nicho ecológico das aranhas para a variação no tamanho e formato do corpo da aranha comparando aranhas (i) entre bromélias e plantas dicotiledôneas e (ii) entre bromélias com características arquitetônicas distintas.</text:p>
          </table:table-cell>
          <table:table-cell table:style-name="ce20" office:value-type="string" calcext:value-type="string">
            <text:p>19u57’S, 40u31’W</text:p>
          </table:table-cell>
          <table:table-cell table:style-name="ce20" office:value-type="string" calcext:value-type="string">
            <text:p>Santa Teresa, state of Espírito Santo</text:p>
          </table:table-cell>
          <table:table-cell table:style-name="ce23" office:value-type="string" calcext:value-type="string">
            <text:p>não</text:p>
          </table:table-cell>
          <table:table-cell table:style-name="ce23" office:value-type="string" calcext:value-type="string">
            <text:p>-</text:p>
          </table:table-cell>
          <table:table-cell table:style-name="ce18" office:value-type="string" calcext:value-type="string">
            <text:p>https://repositorio.unesp.br/server/api/core/bitstreams/84bf6366-7dba-48aa-aa97-452979d47705/content#page=26</text:p>
          </table:table-cell>
          <table:table-cell table:style-name="ce18" office:value-type="string" calcext:value-type="string">
            <text:p>Testamos se aranhas que vivem em bromélias têm características morfológicas semelhantes às aranhas de dicotiledôneas vizinhas e se as diferenças no tamanho e formato do corpo da aranha estão relacionadas à arquitetura das bromélias ou à filogenia das aranhas.</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3">
          <table:table-cell table:style-name="ce20" office:value-type="string" calcext:value-type="string">
            <text:p>Aranhas (Arachnida, Araneae) sobre bromélias em um remanescente de Mata Atlântica no estado do Espírito Santo: associações específicas, arquitetura das bromélias e estrutura de comunidades</text:p>
          </table:table-cell>
          <table:table-cell table:style-name="ce26" office:value-type="string" calcext:value-type="string">
            <text:p><text:span text:style-name="T1"><text:a xlink:href="https://repositorio.unesp.br/browse/author?startsWith=Gonçalves-Souza,%20Thiago%20" xlink:type="simple">Gonçalves-Souza, Thiago</text:a></text:span></text:p>
          </table:table-cell>
          <table:table-cell table:style-name="ce23" office:value-type="float" office:value="2009" calcext:value-type="float">
            <text:p>2009</text:p>
          </table:table-cell>
          <table:table-cell table:style-name="ce23" office:value-type="string" calcext:value-type="string">
            <text:p>Google Scholar</text:p>
          </table:table-cell>
          <table:table-cell office:value-type="string" calcext:value-type="string">
            <text:p>617 indivíduos coletados</text:p>
          </table:table-cell>
          <table:table-cell table:style-name="ce23" office:value-type="string" calcext:value-type="string">
            <text:p>Aranhas que vivem em bromélias</text:p>
          </table:table-cell>
          <table:table-cell table:style-name="ce20" office:value-type="string" calcext:value-type="string">
            <text:p>19u57’S, 40u31’W</text:p>
          </table:table-cell>
          <table:table-cell table:style-name="ce20" office:value-type="string" calcext:value-type="string">
            <text:p>Santa Teresa, state of Espírito Santo</text:p>
          </table:table-cell>
          <table:table-cell table:style-name="ce23" office:value-type="string" calcext:value-type="string">
            <text:p>não</text:p>
          </table:table-cell>
          <table:table-cell table:style-name="ce23" office:value-type="string" calcext:value-type="string">
            <text:p>-</text:p>
          </table:table-cell>
          <table:table-cell table:style-name="ce18" office:value-type="string" calcext:value-type="string">
            <text:p>https://repositorio.unesp.br/items/310c4543-e044-4b95-bdcf-097a47cf00bc</text:p>
          </table:table-cell>
          <table:table-cell table:style-name="ce18" office:value-type="string" calcext:value-type="string">
            <text:p>Objetivo geral do trabalho é Investigar se subconjuntos da comunidade de aranhas estão associados exclusivamente com bromélias e se a arquitetura dessas plantas influencia a estrutura de comunidades de aranhas. 1) espécies de bromélias com características arquiteturais similares possuem subconjuntos não-aleatórios da comunidade de aranhas bromelícolas? 2) a complexidade arquitetural das bromélias aumenta a abundância e a riqueza de espécies de aranhas? 3) espécies de bromélias com distribuição vertical mais ampla possuem maior riqueza de espécies de aranhas?</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3">
          <table:table-cell table:style-name="ce20" office:value-type="string" calcext:value-type="string">
            <text:p>Hunting the wolf: A molecular phylogeny of the wolf spiders (Araneae, Lycosidae)</text:p>
          </table:table-cell>
          <table:table-cell table:style-name="ce19" office:value-type="string" calcext:value-type="string">
            <text:p>Luis N. Piacentini, Martín J. Ramírez</text:p>
          </table:table-cell>
          <table:table-cell office:value-type="float" office:value="2019" calcext:value-type="float">
            <text:p>2019</text:p>
          </table:table-cell>
          <table:table-cell table:style-name="ce23" office:value-type="string" calcext:value-type="string">
            <text:p>Google Scholar</text:p>
          </table:table-cell>
          <table:table-cell office:value-type="string" calcext:value-type="string">
            <text:p>sem acesso</text:p>
          </table:table-cell>
          <table:table-cell table:number-columns-repeated="5" table:style-name="ce23" office:value-type="string" calcext:value-type="string">
            <text:p>sem acesso</text:p>
          </table:table-cell>
          <table:table-cell office:value-type="string" calcext:value-type="string">
            <text:p>https://www.sciencedirect.com/science/article/abs/pii/S1055790318307607</text:p>
          </table:table-cell>
          <table:table-cell office:value-type="string" calcext:value-type="string">
            <text:p>Análise filogenética </text:p>
          </table:table-cell>
          <table:table-cell table:style-name="ce18" office:value-type="string" calcext:value-type="string">
            <text:p>(Barrisca kochalkai OR Trechaleidae OR Barrisca) AND (spider*)</text:p>
          </table:table-cell>
          <table:table-cell table:number-columns-repeated="1011"/>
        </table:table-row>
        <table:table-row table:style-name="ro2">
          <table:table-cell table:style-name="ce19" office:value-type="string" calcext:value-type="string">
            <text:p>Practical issues related to cladistics and the classification of spiders</text:p>
          </table:table-cell>
          <table:table-cell table:style-name="ce19" office:value-type="string" calcext:value-type="string">
            <text:p>David Edwin Hill</text:p>
          </table:table-cell>
          <table:table-cell office:value-type="float" office:value="2023" calcext:value-type="float">
            <text:p>2023</text:p>
          </table:table-cell>
          <table:table-cell table:style-name="ce23" office:value-type="string" calcext:value-type="string">
            <text:p>Google Scholar</text:p>
          </table:table-cell>
          <table:table-cell table:number-columns-repeated="6" office:value-type="string" calcext:value-type="string">
            <text:p>-</text:p>
          </table:table-cell>
          <table:table-cell office:value-type="string" calcext:value-type="string">
            <text:p>https://www.peckhamia.com/peckhamia/PECKHAMIA_303.1.pdf</text:p>
          </table:table-cell>
          <table:table-cell office:value-type="string" calcext:value-type="string">
            <text:p>Artigo referente a análise filogenética de Lycosid</text:p>
          </table:table-cell>
          <table:table-cell table:style-name="ce18" office:value-type="string" calcext:value-type="string">
            <text:p>(Barrisca kochalkai OR Trechaleidae OR Barrisca) AND (spider*)</text:p>
          </table:table-cell>
          <table:table-cell table:number-columns-repeated="1011"/>
        </table:table-row>
        <table:table-row table:style-name="ro5">
          <table:table-cell table:number-columns-repeated="2" table:style-name="ce20" office:value-type="string" calcext:value-type="string">
            <text:p>Advances in the reconstruction of the spider tree of life: A roadmap for spider systematics and comparative studies</text:p>
          </table:table-cell>
          <table:table-cell table:style-name="ce23" office:value-type="float" office:value="2023" calcext:value-type="float">
            <text:p>2023</text:p>
          </table:table-cell>
          <table:table-cell table:style-name="ce23" office:value-type="string" calcext:value-type="string">
            <text:p>Google Scholar</text:p>
          </table:table-cell>
          <table:table-cell office:value-type="string" calcext:value-type="string">
            <text:p>-</text:p>
          </table:table-cell>
          <table:table-cell table:number-columns-repeated="2" table:style-name="ce23" office:value-type="string" calcext:value-type="string">
            <text:p>-</text:p>
          </table:table-cell>
          <table:table-cell table:style-name="ce18" office:value-type="string" calcext:value-type="string">
            <text:p>-</text:p>
          </table:table-cell>
          <table:table-cell table:number-columns-repeated="2" table:style-name="ce23" office:value-type="string" calcext:value-type="string">
            <text:p>-</text:p>
          </table:table-cell>
          <table:table-cell table:style-name="ce18" office:value-type="string" calcext:value-type="string">
            <text:p>https://onlinelibrary.wiley.com/doi/full/10.1111/cla.12557</text:p>
          </table:table-cell>
          <table:table-cell office:value-type="string" calcext:value-type="string">
            <text:p>Análises filogenômicas</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4">
          <table:table-cell table:style-name="ce20" office:value-type="string" calcext:value-type="string">
            <text:p>Listado de las arañas de Colombia (Arachnida: Araneae)</text:p>
          </table:table-cell>
          <table:table-cell table:style-name="ce19" office:value-type="string" calcext:value-type="string">
            <text:p>Javier C. BarrigaAna G. Moreno</text:p>
          </table:table-cell>
          <table:table-cell office:value-type="float" office:value="2013" calcext:value-type="float">
            <text:p>2013</text:p>
          </table:table-cell>
          <table:table-cell table:style-name="ce23" office:value-type="string" calcext:value-type="string">
            <text:p>Google Scholar</text:p>
          </table:table-cell>
          <table:table-cell table:style-name="ce19" office:value-type="string" calcext:value-type="string">
            <text:p>914 especies colobianas</text:p>
          </table:table-cell>
          <table:table-cell office:value-type="string" calcext:value-type="string">
            <text:p>Lista de aranhas que ocorrem na Colombia</text:p>
          </table:table-cell>
          <table:table-cell office:value-type="string" calcext:value-type="string">
            <text:p>todas as coordenadas estão disponíveis no GBIF</text:p>
          </table:table-cell>
          <table:table-cell table:style-name="ce28" office:value-type="string" calcext:value-type="string">
            <text:p>Lista de aranhas que ocorrem na Colombia</text:p>
          </table:table-cell>
          <table:table-cell office:value-type="string" calcext:value-type="string">
            <text:p>não</text:p>
          </table:table-cell>
          <table:table-cell office:value-type="string" calcext:value-type="string">
            <text:p>-</text:p>
          </table:table-cell>
          <table:table-cell office:value-type="string" calcext:value-type="string">
            <text:p>https://revistas.humboldt.org.co/index.php/biota/article/view/300/298</text:p>
          </table:table-cell>
          <table:table-cell office:value-type="string" calcext:value-type="string">
            <text:p>-</text:p>
          </table:table-cell>
          <table:table-cell table:style-name="ce18" office:value-type="string" calcext:value-type="string">
            <text:p>(Barrisca kochalkai OR Trechaleidae OR Barrisca) AND (spider*)</text:p>
          </table:table-cell>
          <table:table-cell table:number-columns-repeated="1011"/>
        </table:table-row>
        <table:table-row table:style-name="ro3">
          <table:table-cell table:style-name="ce20" office:value-type="string" calcext:value-type="string">
            <text:p>New Spiders From Mexicoand Panama</text:p>
          </table:table-cell>
          <table:table-cell table:style-name="ce20" office:value-type="string" calcext:value-type="string">
            <text:p>RALPH V. CHAMBERLIN AND WILTON IVIE</text:p>
          </table:table-cell>
          <table:table-cell table:style-name="ce23" office:value-type="float" office:value="1936" calcext:value-type="float">
            <text:p>1936</text:p>
          </table:table-cell>
          <table:table-cell table:style-name="ce23" office:value-type="string" calcext:value-type="string">
            <text:p>Google Scholar</text:p>
          </table:table-cell>
          <table:table-cell office:value-type="string" calcext:value-type="string">
            <text:p>-</text:p>
          </table:table-cell>
          <table:table-cell table:number-columns-repeated="5" table:style-name="ce23" office:value-type="string" calcext:value-type="string">
            <text:p>-</text:p>
          </table:table-cell>
          <table:table-cell table:style-name="ce18" office:value-type="string" calcext:value-type="string">
            <text:p>https://core.ac.uk/reader/276282350</text:p>
          </table:table-cell>
          <table:table-cell table:style-name="ce18" office:value-type="string" calcext:value-type="string">
            <text:p>Descrição de espécies novas, mas nenhuma da família Trechaleidae</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7">
          <table:table-cell table:style-name="ce20" office:value-type="string" calcext:value-type="string">
            <text:p>Chapter 16 - Phylum Arthropoda: Introduction and Arachnida</text:p>
          </table:table-cell>
          <table:table-cell table:style-name="ce20" office:value-type="string" calcext:value-type="string">
            <text:p>D.Christopher Rogers, Natalia A. Fredes, Pablo A. Martínez, Nelson Ferretti, Gabriel Pompozzi, Almir Rogério Pepato, Pedro Henrique da Silva Conceição</text:p>
          </table:table-cell>
          <table:table-cell table:style-name="ce23" office:value-type="float" office:value="2020" calcext:value-type="float">
            <text:p>2020</text:p>
          </table:table-cell>
          <table:table-cell table:style-name="ce23" office:value-type="string" calcext:value-type="string">
            <text:p>Google Scholar</text:p>
          </table:table-cell>
          <table:table-cell office:value-type="string" calcext:value-type="string">
            <text:p>sem acesso</text:p>
          </table:table-cell>
          <table:table-cell table:number-columns-repeated="2" table:style-name="ce23" office:value-type="string" calcext:value-type="string">
            <text:p>sem acesso</text:p>
          </table:table-cell>
          <table:table-cell table:number-columns-repeated="3" table:style-name="ce18" office:value-type="string" calcext:value-type="string">
            <text:p>sem acesso</text:p>
          </table:table-cell>
          <table:table-cell table:style-name="ce18" office:value-type="string" calcext:value-type="string">
            <text:p>https://www.sciencedirect.com/science/article/abs/pii/B9780128042250000162</text:p>
          </table:table-cell>
          <table:table-cell table:style-name="ce18" office:value-type="string" calcext:value-type="string">
            <text:p>sem acesso</text:p>
          </table:table-cell>
          <table:table-cell table:style-name="ce18" office:value-type="string" calcext:value-type="string">
            <text:p>(Barrisca kochalkai OR Trechaleidae OR Barrisca) AND (spider*)</text:p>
          </table:table-cell>
          <table:table-cell table:style-name="ce18" table:number-columns-repeated="1011"/>
        </table:table-row>
        <table:table-row table:style-name="ro2">
          <table:table-cell table:style-name="ce21" office:value-type="string" calcext:value-type="string">
            <text:p>Shinobius, um novo gênero da família de aranhas Shinobidae do Japão</text:p>
          </table:table-cell>
          <table:table-cell table:style-name="ce26" office:value-type="string" calcext:value-type="string">
            <text:p><text:span text:style-name="T1"><text:a xlink:href="https://www.jstage.jst.go.jp/search/global/_search/-char/ja?item=8&amp;word=八木沼+健夫" xlink:type="simple">Takeo Yaginuma</text:a></text:span></text:p>
          </table:table-cell>
          <table:table-cell office:value-type="float" office:value="1991" calcext:value-type="float">
            <text:p>1991</text:p>
          </table:table-cell>
          <table:table-cell table:style-name="ce23" office:value-type="string" calcext:value-type="string">
            <text:p>Google Scholar</text:p>
          </table:table-cell>
          <table:table-cell office:value-type="string" calcext:value-type="string">
            <text:p>somente espécies do gênero Shinobius</text:p>
          </table:table-cell>
          <table:table-cell table:number-columns-repeated="2" office:value-type="string" calcext:value-type="string">
            <text:p>-</text:p>
          </table:table-cell>
          <table:table-cell office:value-type="string" calcext:value-type="string">
            <text:p>Japão </text:p>
          </table:table-cell>
          <table:table-cell office:value-type="string" calcext:value-type="string">
            <text:p>sim</text:p>
          </table:table-cell>
          <table:table-cell office:value-type="float" office:value="0" calcext:value-type="float">
            <text:p>0</text:p>
          </table:table-cell>
          <table:table-cell office:value-type="string" calcext:value-type="string">
            <text:p>https://www.jstage.jst.go.jp/article/asjaa1936/40/1/40_1_1/_article/-char/ja/</text:p>
          </table:table-cell>
          <table:table-cell office:value-type="string" calcext:value-type="string">
            <text:p>-</text:p>
          </table:table-cell>
          <table:table-cell table:style-name="ce18" office:value-type="string" calcext:value-type="string">
            <text:p>(Barrisca kochalkai OR Trechaleidae OR Barrisca) AND (spider*)</text:p>
          </table:table-cell>
          <table:table-cell table:number-columns-repeated="1011"/>
        </table:table-row>
        <table:table-row table:style-name="ro2">
          <table:table-cell table:style-name="ce19" office:value-type="string" calcext:value-type="string">
            <text:p>Araneae (spiders) of South America: a synopsis of current knowledge</text:p>
          </table:table-cell>
          <table:table-cell table:style-name="ce27" office:value-type="string" calcext:value-type="string">
            <text:p><text:span text:style-name="T1"><text:a xlink:href="https://www.tandfonline.com/author/Dupérré%2C+Nadine" xlink:type="simple">Nadine Dupérré</text:a></text:span></text:p>
          </table:table-cell>
          <table:table-cell office:value-type="float" office:value="2022" calcext:value-type="float">
            <text:p>2022</text:p>
          </table:table-cell>
          <table:table-cell table:style-name="ce23" office:value-type="string" calcext:value-type="string">
            <text:p>Google Scholar</text:p>
          </table:table-cell>
          <table:table-cell office:value-type="string" calcext:value-type="string">
            <text:p>sem acesso</text:p>
          </table:table-cell>
          <table:table-cell table:number-columns-repeated="5" table:style-name="ce23" office:value-type="string" calcext:value-type="string">
            <text:p>sem acesso</text:p>
          </table:table-cell>
          <table:table-cell table:style-name="ce23" office:value-type="string" calcext:value-type="string">
            <text:p>https://www.tandfonline.com/doi/pdf/10.1080/03014223.2021.2022722?casa_token=XCPh56wWsUQAAAAA:ExAoHJeUk5woeoK5HYzPidJvujluL3q9ky_zBDrH59_pFd4I_q1rlrZsa4ghiSXBFc_TICotVY8iS7g</text:p>
          </table:table-cell>
          <table:table-cell table:style-name="ce23" office:value-type="string" calcext:value-type="string">
            <text:p>sem acesso</text:p>
          </table:table-cell>
          <table:table-cell table:style-name="ce18" office:value-type="string" calcext:value-type="string">
            <text:p>(Barrisca kochalkai OR Trechaleidae OR Barrisca) AND (spider*)</text:p>
          </table:table-cell>
          <table:table-cell table:number-columns-repeated="1011"/>
        </table:table-row>
        <table:table-row table:style-name="ro4">
          <table:table-cell table:style-name="ce19" office:value-type="string" calcext:value-type="string">
            <text:p>PHYLOGENETIC RELATIONSHIPS OF THE WOLF SPIDER GENUS ORINOCOSA CHAMBERLIN, 1916 (ARANEAE, LYCOSIDAE)</text:p>
          </table:table-cell>
          <table:table-cell table:style-name="ce19" office:value-type="string" calcext:value-type="string">
            <text:p>Williams Paredes Munguía</text:p>
          </table:table-cell>
          <table:table-cell office:value-type="float" office:value="2013" calcext:value-type="float">
            <text:p>2013</text:p>
          </table:table-cell>
          <table:table-cell table:style-name="ce23" office:value-type="string" calcext:value-type="string">
            <text:p>Google Scholar</text:p>
          </table:table-cell>
          <table:table-cell office:value-type="string" calcext:value-type="string">
            <text:p>nenhuma espécies é da família Trechaleidae</text:p>
          </table:table-cell>
          <table:table-cell table:number-columns-repeated="3"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repositorio.pucrs.br/dspace/bitstream/10923/5359/1/000448206-Texto+Completo-0.pdf</text:p>
          </table:table-cell>
          <table:table-cell office:value-type="string" calcext:value-type="string">
            <text:p>-</text:p>
          </table:table-cell>
          <table:table-cell table:style-name="ce18" office:value-type="string" calcext:value-type="string">
            <text:p>(Barrisca kochalkai OR Trechaleidae OR Barrisca) AND (spider*)</text:p>
          </table:table-cell>
          <table:table-cell table:number-columns-repeated="1011"/>
        </table:table-row>
        <table:table-row table:style-name="ro4">
          <table:table-cell table:style-name="ce19" office:value-type="string" calcext:value-type="string">
            <text:p>On the taxonomy of the Neotropical spider genera Dossenus and Dyrines (Araneae: Lycosoidea: Trechaleidae) from Brazil</text:p>
          </table:table-cell>
          <table:table-cell table:style-name="ce19" office:value-type="string" calcext:value-type="string">
            <text:p>Estevam LC da Silva, Arno A. Lise</text:p>
          </table:table-cell>
          <table:table-cell office:value-type="float" office:value="2010" calcext:value-type="float">
            <text:p>2010</text:p>
          </table:table-cell>
          <table:table-cell table:style-name="ce23" office:value-type="string" calcext:value-type="string">
            <text:p>Google Scholar</text:p>
          </table:table-cell>
          <table:table-cell office:value-type="string" calcext:value-type="string">
            <text:p>Registro de duas espécies </text:p>
          </table:table-cell>
          <table:table-cell office:value-type="string" calcext:value-type="string">
            <text:p>-</text:p>
          </table:table-cell>
          <table:table-cell office:value-type="string" calcext:value-type="string">
            <text:p>Dossenus guaporé: 21°10'S, 56°35'W; Dyrines brescoviti: 10°40'S, 37°25'W</text:p>
          </table:table-cell>
          <table:table-cell office:value-type="string" calcext:value-type="string">
            <text:p>-</text:p>
          </table:table-cell>
          <table:table-cell office:value-type="string" calcext:value-type="string">
            <text:p>sim</text:p>
          </table:table-cell>
          <table:table-cell office:value-type="float" office:value="2" calcext:value-type="float">
            <text:p>2</text:p>
          </table:table-cell>
          <table:table-cell office:value-type="string" calcext:value-type="string">
            <text:p>https://www.scielo.br/j/zool/a/p8Skzbk7YpkTP4BRzwGnSnh/</text:p>
          </table:table-cell>
          <table:table-cell office:value-type="string" calcext:value-type="string">
            <text:p>Uma descrição incompleta</text:p>
          </table:table-cell>
          <table:table-cell office:value-type="string" calcext:value-type="string">
            <text:p>(Dossenus guapore OR Trechaleidae OR Dossenus) AND (spider*)</text:p>
          </table:table-cell>
          <table:table-cell table:number-columns-repeated="1011"/>
        </table:table-row>
        <table:table-row table:style-name="ro4">
          <table:table-cell table:style-name="ce19" office:value-type="string" calcext:value-type="string">
            <text:p>Synonyms and one new record in the spider family Trechaleidae (Araneae: Lycosoidea)</text:p>
          </table:table-cell>
          <table:table-cell table:style-name="ce19" office:value-type="string" calcext:value-type="string">
            <text:p>Estevam LC da Silva, Arno A. Lise</text:p>
          </table:table-cell>
          <table:table-cell office:value-type="float" office:value="2010" calcext:value-type="float">
            <text:p>2010</text:p>
          </table:table-cell>
          <table:table-cell table:style-name="ce23" office:value-type="string" calcext:value-type="string">
            <text:p>Google Scholar</text:p>
          </table:table-cell>
          <table:table-cell office:value-type="string" calcext:value-type="string">
            <text:p>sem acesso</text:p>
          </table:table-cell>
          <table:table-cell table:number-columns-repeated="5" table:style-name="ce23" office:value-type="string" calcext:value-type="string">
            <text:p>sem acesso</text:p>
          </table:table-cell>
          <table:table-cell office:value-type="string" calcext:value-type="string">
            <text:p>https://www.biotaxa.org/Zootaxa/article/view/zootaxa.2723.1.3</text:p>
          </table:table-cell>
          <table:table-cell office:value-type="string" calcext:value-type="string">
            <text:p>Após a publicação da primeira revisão taxonômica de Trechalea Thorell, 1869 por Carico (1993), vários gêneros de Trechaleidae foram revisados, incluindo Dossenus Simon, 1898 (Silva et al. 2007), Enna O. Pickard-Cambridge, 1897 (Silva et al. 2008), Syntrechalea F.O. Pickard-Cambridge, 1902 (Carico 2008) e Hesydrus Simon, 1898 (Carico 2005a). Novos gêneros também foram propostos, por exemplo, Paratrechalea Carico, 2005 e Trechaleoides Carico, 2005 (Carico 2005b). No entanto, ainda há muito trabalho taxonômico a ser feito na família de aranhas Trechaleidae e aqui identificamos mais sinonímias e listamos identificações errôneas de gêneros e espécies.</text:p>
          </table:table-cell>
          <table:table-cell office:value-type="string" calcext:value-type="string">
            <text:p>(Dossenus guapore OR Trechaleidae OR Dossenus) AND (spider*)</text:p>
          </table:table-cell>
          <table:table-cell table:number-columns-repeated="1011"/>
        </table:table-row>
        <table:table-row table:style-name="ro8">
          <table:table-cell table:style-name="ce19" office:value-type="string" calcext:value-type="string">
            <text:p>Revision of the Neotropical spider genus Enna (Araneae, Lycosoidea, Trechaleidae)</text:p>
          </table:table-cell>
          <table:table-cell table:style-name="ce19" office:value-type="string" calcext:value-type="string">
            <text:p>da Silva, Estevam Luís Cruz, Lise, Arno Antonio, and Carico, James E.</text:p>
          </table:table-cell>
          <table:table-cell office:value-type="float" office:value="2008" calcext:value-type="float">
            <text:p>2008</text:p>
          </table:table-cell>
          <table:table-cell table:style-name="ce23" office:value-type="string" calcext:value-type="string">
            <text:p>Google Scholar</text:p>
          </table:table-cell>
          <table:table-cell office:value-type="string" calcext:value-type="string">
            <text:p>Espécies do gênero Enna</text:p>
          </table:table-cell>
          <table:table-cell office:value-type="string" calcext:value-type="string">
            <text:p>Descrição de espécies </text:p>
          </table:table-cell>
          <table:table-cell office:value-type="string" calcext:value-type="string">
            <text:p>Enna velox: 21u52’N, 102u55’W; Enna eberhardi: (10u07’N, 85u21’W), (10u58’N, 85u08’W); Enna nesiotes: <text:s/>09u09’N, 79u50’W; Enna chickeringi: 15u42’N, 87u28’W; Enna minor: (08u06’N, 80u59’W), (9u15’N, 73u34’W); Enna jullieni: 07u14’N, 76u26’W; Enna braslandia: 15u42’S, 48u13’W; Enna maya: 14u55’S, 88u55’W; Enna pecki: <text:s/>10u00’N, 84u00’W; Enna paraensis: 01u45’S, 55u51’W; Enna rothi: 00u27’S, 77u53’W; Enna colonche: 02u01’S, 80u40’W; Enna huanuco: <text:s/>09u30’S, 75u50’W; Enna hara: 07u00’S, 76u50’W; Enna baeza: 00u27’S, 77u53’W; Enna caliensis: 03u26’N, 76u31’W; Enna igarape: 04u21’S, 49u32’W, 10u10’S, 67u50’W; Enna kuyuwiniensis: 02u13’N, 59u18’W; Enna bartica: 06u24’N, 58u37’W, 03u06’S, 60u48’W; Enna bonaldoi: (04u21’S, 49u32’W), (04u31’S, 49u38’W), (04u21’S, 49u32’W), (04u31’S, 49u38’W); Enna riotopo: <text:s/>01u24’S, 78u12’W, 01u30’S, 78u05’W; Enna redundans: 7u03’S, 36u21’W</text:p>
          </table:table-cell>
          <table:table-cell office:value-type="string" calcext:value-type="string">
            <text:p>-</text:p>
          </table:table-cell>
          <table:table-cell office:value-type="string" calcext:value-type="string">
            <text:p>não</text:p>
          </table:table-cell>
          <table:table-cell office:value-type="float" office:value="23" calcext:value-type="float">
            <text:p>23</text:p>
          </table:table-cell>
          <table:table-cell office:value-type="string" calcext:value-type="string">
            <text:p>https://bioone.org/journals/the-journal-of-arachnology/volume-36/issue-1/H07-21.1/Revision-of-the-Neotropical-spider-genus-Enna-Araneae-Lycosoidea-Trechaleidae/10.1636/H07-21.1.short</text:p>
          </table:table-cell>
          <table:table-cell office:value-type="string" calcext:value-type="string">
            <text:p>-</text:p>
          </table:table-cell>
          <table:table-cell office:value-type="string" calcext:value-type="string">
            <text:p>(Dossenus guapore OR Trechaleidae OR Dossenus) AND (spider*)</text:p>
          </table:table-cell>
          <table:table-cell table:number-columns-repeated="1011"/>
        </table:table-row>
        <table:table-row table:style-name="ro3">
          <table:table-cell table:style-name="ce19" office:value-type="string" calcext:value-type="string">
            <text:p>Species and guild structure of a Neotropical spider assemblage (Araneae) from Reserva Ducke, Amazonas, Brazil</text:p>
          </table:table-cell>
          <table:table-cell table:style-name="ce19" office:value-type="string" calcext:value-type="string">
            <text:p>H u b e r t H ô fer &amp; A n to n io D. B r e s c o v it</text:p>
          </table:table-cell>
          <table:table-cell office:value-type="float" office:value="2001" calcext:value-type="float">
            <text:p>2001</text:p>
          </table:table-cell>
          <table:table-cell table:style-name="ce23" office:value-type="string" calcext:value-type="string">
            <text:p>Google Scholar</text:p>
          </table:table-cell>
          <table:table-cell office:value-type="string" calcext:value-type="string">
            <text:p>Espécies Neotropical do Amazonas</text:p>
          </table:table-cell>
          <table:table-cell table:style-name="ce19" office:value-type="string" calcext:value-type="string">
            <text:p>Reserva Florestal Adolpho Ducke</text:p>
          </table:table-cell>
          <table:table-cell office:value-type="string" calcext:value-type="string">
            <text:p>Dossenus marginaius, Paradossenus longipes, Rhoicinus urucu, Trechatea amazonica, Trechalea macconnelli = (59°58’W, 2°54’S)</text:p>
          </table:table-cell>
          <table:table-cell table:style-name="ce19" office:value-type="string" calcext:value-type="string">
            <text:p>It is situated in central Amazonia, 26 km northeast of the city of Manaus</text:p>
          </table:table-cell>
          <table:table-cell office:value-type="string" calcext:value-type="string">
            <text:p>não</text:p>
          </table:table-cell>
          <table:table-cell office:value-type="float" office:value="5" calcext:value-type="float">
            <text:p>5</text:p>
          </table:table-cell>
          <table:table-cell office:value-type="string" calcext:value-type="string">
            <text:p>https://regionalia.blb-karlsruhe.de/frontdoor/deliver/index/docId/22512/file/BLB_Hoefer_Brescovit_Araneae_Reserva_Ducke.pdf</text:p>
          </table:table-cell>
          <table:table-cell office:value-type="string" calcext:value-type="string">
            <text:p>-</text:p>
          </table:table-cell>
          <table:table-cell office:value-type="string" calcext:value-type="string">
            <text:p>(Dossenus guapore OR Trechaleidae OR Dossenus) AND (spider*)</text:p>
          </table:table-cell>
          <table:table-cell table:number-columns-repeated="1011"/>
        </table:table-row>
        <table:table-row table:style-name="ro4">
          <table:table-cell table:style-name="ce8" office:value-type="string" calcext:value-type="string">
            <text:p>REVISION OF THE SPIDER GENUS HESYDRUS (ARANEAE, LYCOSOIDEA, TRECHALEIDAE)</text:p>
          </table:table-cell>
          <table:table-cell table:style-name="ce8" office:value-type="string" calcext:value-type="string">
            <text:p>Carico, James E</text:p>
          </table:table-cell>
          <table:table-cell table:style-name="ce39" office:value-type="float" office:value="2005" calcext:value-type="float">
            <text:p>2005</text:p>
          </table:table-cell>
          <table:table-cell table:style-name="ce38" office:value-type="string" calcext:value-type="string">
            <text:p>Google Scholar</text:p>
          </table:table-cell>
          <table:table-cell table:style-name="ce38" office:value-type="string" calcext:value-type="string">
            <text:p>Espécies do gênero Hesydrus</text:p>
          </table:table-cell>
          <table:table-cell table:style-name="ce39" office:value-type="string" calcext:value-type="string">
            <text:p>-</text:p>
          </table:table-cell>
          <table:table-cell table:style-name="ce39" office:value-type="string" calcext:value-type="string">
            <text:p>Hesydrus palustris: (4º00’S, 79º12’W), (24º11’S, 65º18’W), (16º30’S, 68º09’W), ( 9º04’S, 68º40’W), (10º22’N, 74º28’W), (2º43’S, 77º40’W), (9º09’S, 79º50’W), (6º30’S, 76º21’W), (6º03’S, 76º58’W), (9º40’S, 76º05’W), (4º00’S, 75º10’W), (8º46’S, 74º31’W), (12º17’S, 70º52’W); Hesydrus habilis: (10º06’N, 83º31’W), (9º46’N, 83º10’W), (9º54’N, 83º41’W), (10º26’N, 85º10’W), (14º54’N, 89º07’W), (8º46’N, 79º56’W), (8º14’N, 81º51’W), (8º26’N, 82º26’W); Hesydrus canar : (2º27’S, 79º17’W), (2º56’N, 77º38’W), (2º41’S, 79º40’W), (0º41’N,77º58’W), (0º10’S, 78º40’W), (4º39’S, 80º14’W), (4º26’S, 80º18’W); Hesydrus caripito: (10º07’N, 63º06’W); Hesydrus yacuiba: (22º02’S, 63º41’W); Hesydrus chanchamayo: (13º42’S, 75º48’W);</text:p>
          </table:table-cell>
          <table:table-cell table:style-name="ce45" office:value-type="string" calcext:value-type="string">
            <text:p>-</text:p>
          </table:table-cell>
          <table:table-cell table:style-name="ce39" office:value-type="string" calcext:value-type="string">
            <text:p>não</text:p>
          </table:table-cell>
          <table:table-cell table:style-name="ce39" office:value-type="float" office:value="31" calcext:value-type="float">
            <text:p>31</text:p>
          </table:table-cell>
          <table:table-cell table:style-name="ce45" office:value-type="string" calcext:value-type="string">
            <text:p>https://bioone.org/journals/The-Journal-of-Arachnology/volume-33/issue-3/H03-70.1/REVISION-OF-THE-SPIDER-GENUS-HESYDRUS-ARANEAE-LYCOSOIDEA-TRECHALEIDAE/10.1636/H03-70.1.short</text:p>
          </table:table-cell>
          <table:table-cell table:style-name="ce45" office:value-type="string" calcext:value-type="string">
            <text:p>-</text:p>
          </table:table-cell>
          <table:table-cell table:style-name="ce45" office:value-type="string" calcext:value-type="string">
            <text:p>(Dossenus guapore OR Trechaleidae OR Dossenus) AND (spider*)</text:p>
          </table:table-cell>
          <table:table-cell table:style-name="ce45" table:number-columns-repeated="1011"/>
        </table:table-row>
        <table:table-row table:style-name="ro4">
          <table:table-cell table:style-name="ce19" office:value-type="string" calcext:value-type="string">
            <text:p>REVISÃO TAXONÔMICA DE ENNA (ARANEAE, LYCOSOIDEA, TRECHALEIDAE) DA REGIÃO NEOTROPICAL</text:p>
          </table:table-cell>
          <table:table-cell table:style-name="ce19" office:value-type="string" calcext:value-type="string">
            <text:p>Estevam Luís Cruz da Silva</text:p>
          </table:table-cell>
          <table:table-cell office:value-type="float" office:value="2007" calcext:value-type="float">
            <text:p>2007</text:p>
          </table:table-cell>
          <table:table-cell table:style-name="ce23" office:value-type="string" calcext:value-type="string">
            <text:p>Google Scholar</text:p>
          </table:table-cell>
          <table:table-cell office:value-type="string" calcext:value-type="string">
            <text:p>Espécies do gênero Enna</text:p>
          </table:table-cell>
          <table:table-cell office:value-type="string" calcext:value-type="string">
            <text:p>-</text:p>
          </table:table-cell>
          <table:table-cell office:value-type="string" calcext:value-type="string">
            <text:p>Enna eberhard: (10º07’N, 85º21’W), (10º58’N, 85º08’W), (10º58’N, 85º08’W); Enna nesiotes: (09º09’N, 79º50’W); Enna chickeringi: (15º42’N, 87º28’W); Enna minor: (08º06’N, 80º59’W), (9°15’N, 73°34’W); Enna jullieni: (07º14’N, 76º26’W); Enna braslandia: (15º42’S, 48º13’W); Enna maya: (14º55’S, 88º55’W); Enna pecki: (10º00’N, 84º00’W); Enna paraensis: (01º45’S, 55º51’W); Enna rothi: (00º27’S, 77º53’W); Enna colonche: (02º01’S, 80º40’W); Enna huanuco: (09º30’S, 75º50’W); Enna hara: (07º00’S, 76º50’W); Enna baeza: (00º27’S, 77º53’W); Enna caliensis: (03º26’N, 76º31’W); Enna huarinilla: (16º30’S, 68º09’W); Enna igarape: (04º21’S, 49º32’W), (10º10’S, 67º50’W); Enna kuyuwiniensis: (02º13’N, 59º18’W); Enna bartica: (06º24’N, 58º37’W), (03º06’S, 60º48’W); Enna bonaldoi: (04º21’S, 49º32’W), (04º31’S, 49º38’W), (04º31’S, 49º38’W); Enna riotopo: (01º24’S, 78º12’W), (01º30’S, 78°05’W);</text:p>
          </table:table-cell>
          <table:table-cell office:value-type="string" calcext:value-type="string">
            <text:p>-</text:p>
          </table:table-cell>
          <table:table-cell office:value-type="string" calcext:value-type="string">
            <text:p>não</text:p>
          </table:table-cell>
          <table:table-cell office:value-type="float" office:value="30" calcext:value-type="float">
            <text:p>30</text:p>
          </table:table-cell>
          <table:table-cell office:value-type="string" calcext:value-type="string">
            <text:p>https://repositorio.pucrs.br/dspace/bitstream/10923/5423/4/000388532-Texto+Completo-0.o.pdf</text:p>
          </table:table-cell>
          <table:table-cell office:value-type="string" calcext:value-type="string">
            <text:p>-</text:p>
          </table:table-cell>
          <table:table-cell office:value-type="string" calcext:value-type="string">
            <text:p>(Dossenus guapore OR Trechaleidae OR Dossenus) AND (spider*)</text:p>
          </table:table-cell>
          <table:table-cell table:number-columns-repeated="1011"/>
        </table:table-row>
        <table:table-row table:style-name="ro3">
          <table:table-cell table:style-name="ce19" office:value-type="string" calcext:value-type="string">
            <text:p>On a new genus of Trechaleidae (Araneae, Lycosoidea) from Peru </text:p>
          </table:table-cell>
          <table:table-cell table:style-name="ce19" office:value-type="string" calcext:value-type="string">
            <text:p>Estevam Luís Cruz da Silva &amp; Arno Antonio Lise </text:p>
          </table:table-cell>
          <table:table-cell office:value-type="float" office:value="2007" calcext:value-type="float">
            <text:p>2007</text:p>
          </table:table-cell>
          <table:table-cell table:style-name="ce23" office:value-type="string" calcext:value-type="string">
            <text:p>Google Scholar</text:p>
          </table:table-cell>
          <table:table-cell office:value-type="string" calcext:value-type="string">
            <text:p>Espécie do gênero Caricelea</text:p>
          </table:table-cell>
          <table:table-cell office:value-type="string" calcext:value-type="string">
            <text:p>-</text:p>
          </table:table-cell>
          <table:table-cell office:value-type="string" calcext:value-type="string">
            <text:p>Caricelea wayrapata: (12º51’S, 73º30’W) </text:p>
          </table:table-cell>
          <table:table-cell office:value-type="string" calcext:value-type="string">
            <text:p>Peru</text:p>
          </table:table-cell>
          <table:table-cell office:value-type="string" calcext:value-type="string">
            <text:p>não</text:p>
          </table:table-cell>
          <table:table-cell office:value-type="float" office:value="1" calcext:value-type="float">
            <text:p>1</text:p>
          </table:table-cell>
          <table:table-cell office:value-type="string" calcext:value-type="string">
            <text:p>http://sea-entomologia.org/Publicaciones/RevistaIbericaAracnologia/RIA14/25_30CruzdaSilva_etal_NgenTrechaleidae_.pdf</text:p>
          </table:table-cell>
          <table:table-cell office:value-type="string" calcext:value-type="string">
            <text:p>-</text:p>
          </table:table-cell>
          <table:table-cell office:value-type="string" calcext:value-type="string">
            <text:p>(Dossenus guapore OR Trechaleidae OR Dossenus) AND (spider*)</text:p>
          </table:table-cell>
          <table:table-cell table:number-columns-repeated="1011"/>
        </table:table-row>
        <table:table-row table:style-name="ro3">
          <table:table-cell table:style-name="ce19" office:value-type="string" calcext:value-type="string">
            <text:p>Illustrated inventory of spiders from Amazonas state, Brazil: 94 understory species from a forest fragment in Manaus</text:p>
          </table:table-cell>
          <table:table-cell table:style-name="ce19" office:value-type="string" calcext:value-type="string">
            <text:p>Thiago Gomes de Carvalho1 , Thierry Ray Jehlen Gasnier1</text:p>
          </table:table-cell>
          <table:table-cell office:value-type="float" office:value="2019" calcext:value-type="float">
            <text:p>2019</text:p>
          </table:table-cell>
          <table:table-cell table:style-name="ce23" office:value-type="string" calcext:value-type="string">
            <text:p>Google Scholar</text:p>
          </table:table-cell>
          <table:table-cell office:value-type="string" calcext:value-type="string">
            <text:p>Inventário ilustrado da megadiversidade amazônica</text:p>
          </table:table-cell>
          <table:table-cell office:value-type="string" calcext:value-type="string">
            <text:p>-</text:p>
          </table:table-cell>
          <table:table-cell office:value-type="string" calcext:value-type="string">
            <text:p>(3° 5.83'S; 59° 58.01'W) e (3° 5.78'S; 59° 58.33'W)</text:p>
          </table:table-cell>
          <table:table-cell office:value-type="string" calcext:value-type="string">
            <text:p>Floresta primária e secundário </text:p>
          </table:table-cell>
          <table:table-cell office:value-type="string" calcext:value-type="string">
            <text:p>não</text:p>
          </table:table-cell>
          <table:table-cell office:value-type="float" office:value="0" calcext:value-type="float">
            <text:p>0</text:p>
          </table:table-cell>
          <table:table-cell office:value-type="string" calcext:value-type="string">
            <text:p>https://scientia-amazonia.org/wp-content/uploads/2019/08/v8-n2-CB1-CB53-2019.pdf</text:p>
          </table:table-cell>
          <table:table-cell office:value-type="string" calcext:value-type="string">
            <text:p>Falta uma melhor descrição das coordenadas para cada espécie, as duas coordenadas são apenas dos lugares coletados mais isso é muito geral para usar em uma análise mais aprofundade do nicho das espécies. No trabalho aparece somente a espécie Dossenus marginatus.</text:p>
          </table:table-cell>
          <table:table-cell office:value-type="string" calcext:value-type="string">
            <text:p>(Dossenus guapore OR Trechaleidae OR Dossenus) AND (spider*)</text:p>
          </table:table-cell>
          <table:table-cell table:number-columns-repeated="1011"/>
        </table:table-row>
        <table:table-row table:style-name="ro9">
          <table:table-cell table:style-name="ce20" office:value-type="string" calcext:value-type="string">
            <text:p>Lack of Female Preference for Nuptial Gifts May Have Led to Loss of the Male Sexual Trait</text:p>
          </table:table-cell>
          <table:table-cell table:style-name="ce20" office:value-type="string" calcext:value-type="string">
            <text:p>M. Martínez Villar, M. Germil, C. Pavón-Peláez, <text:s/>I. H. Tomasco, T. Bilde, S. Toft, M. J. Albo</text:p>
          </table:table-cell>
          <table:table-cell table:style-name="ce23" office:value-type="float" office:value="2023" calcext:value-type="float">
            <text:p>2023</text:p>
          </table:table-cell>
          <table:table-cell table:style-name="ce23" office:value-type="string" calcext:value-type="string">
            <text:p>Google Scholar</text:p>
          </table:table-cell>
          <table:table-cell office:value-type="string" calcext:value-type="string">
            <text:p>Trabalho sobre presentes nupciais em espécies do gênero Trechaleoides</text:p>
          </table:table-cell>
          <table:table-cell table:style-name="ce20" office:value-type="string" calcext:value-type="string">
            <text:p>As duas espécies do gênero Trechaleoides vivem na floresta ripária neotropical associada a cursos de água doce (Carico, <text:a xlink:href="https://link.springer.com/article/10.1007/s11692-023-09606-3#ref-CR24" xlink:type="simple">2005</text:a> ). Ambas as espécies são encontradas pousando em pedras, árvores e ravinas na borda de córregos e rios. A partir do trabalho de campo preliminar, sabemos que ambas as espécies podem ocorrer nas mesmas localidades, mas diferem nos microhabitats ocupados e no momento da reprodução (observações pessoais do MMV). A espécie T. biocellata é encontrada apenas nos vales próximos aos principais cursos d'água e se reproduz de abril a outubro. Em contraste, T. keyserlingi é encontrada em fortes correntes de água e a reprodução ocorre principalmente de janeiro a abril.</text:p>
          </table:table-cell>
          <table:table-cell table:style-name="ce23" office:value-type="string" calcext:value-type="string">
            <text:p>T. biocellata e T. keyserlingi: (33º41´51´´S, 53º32´00´´W), (32º55´39´´S, 54º27´25´´W), (32º08´42´´S, 53º47´21´´W)</text:p>
          </table:table-cell>
          <table:table-cell table:style-name="ce18" office:value-type="string" calcext:value-type="string">
            <text:p>-</text:p>
          </table:table-cell>
          <table:table-cell table:style-name="ce23" office:value-type="string" calcext:value-type="string">
            <text:p>não</text:p>
          </table:table-cell>
          <table:table-cell table:style-name="ce23" office:value-type="float" office:value="3" calcext:value-type="float">
            <text:p>3</text:p>
          </table:table-cell>
          <table:table-cell table:style-name="ce18" office:value-type="string" calcext:value-type="string">
            <text:p>https://link.springer.com/article/10.1007/s11692-023-09606-3</text:p>
          </table:table-cell>
          <table:table-cell table:style-name="ce18" office:value-type="string" calcext:value-type="string">
            <text:p>-</text:p>
          </table:table-cell>
          <table:table-cell office:value-type="string" calcext:value-type="string">
            <text:p>(Dossenus guapore OR Trechaleidae OR Dossenus) AND (spider*)</text:p>
          </table:table-cell>
          <table:table-cell table:style-name="ce18" table:number-columns-repeated="1011"/>
        </table:table-row>
        <table:table-row table:style-name="ro5">
          <table:table-cell table:style-name="ce20" office:value-type="string" calcext:value-type="string">
            <text:p>A contribution to the knowledge of the spider fauna (Arachnida: Araneae) of the floodplain forests of the main Amazon River channel</text:p>
          </table:table-cell>
          <table:table-cell table:style-name="ce20" office:value-type="string" calcext:value-type="string">
            <text:p>Felipe N. A. A. Rego, Eduardo M. Venticinque, Antonio D. Brescovit, Cristina A. Rheims &amp; Ana L. K. M. Albernaz</text:p>
          </table:table-cell>
          <table:table-cell table:style-name="ce23" office:value-type="float" office:value="2009" calcext:value-type="float">
            <text:p>2009</text:p>
          </table:table-cell>
          <table:table-cell table:style-name="ce23" office:value-type="string" calcext:value-type="string">
            <text:p>Google Scholar</text:p>
          </table:table-cell>
          <table:table-cell table:style-name="ce20" office:value-type="string" calcext:value-type="string">
            <text:p>collected 10,901 spiders</text:p>
          </table:table-cell>
          <table:table-cell table:style-name="ce23" office:value-type="string" calcext:value-type="string">
            <text:p>canal do Rio Amazonas brasileiro</text:p>
          </table:table-cell>
          <table:table-cell table:style-name="ce23" office:value-type="string" calcext:value-type="string">
            <text:p>Dossenus marginatus: <text:s/>(-3.433, -68.856); Trechalea amazonica: (-3.575, - 60.817); Trechalea boliviensis: <text:s/>(-3.433, -68.856)</text:p>
          </table:table-cell>
          <table:table-cell table:style-name="ce18" office:value-type="string" calcext:value-type="string">
            <text:p>-</text:p>
          </table:table-cell>
          <table:table-cell table:style-name="ce23" office:value-type="string" calcext:value-type="string">
            <text:p>não</text:p>
          </table:table-cell>
          <table:table-cell table:style-name="ce23" office:value-type="float" office:value="3" calcext:value-type="float">
            <text:p>3</text:p>
          </table:table-cell>
          <table:table-cell table:style-name="ce18" office:value-type="string" calcext:value-type="string">
            <text:p>https://d1wqtxts1xzle7.cloudfront.net/71462019/A_contribution_to_the_knowledge_of_the_s20211005-29242-v30mz6.pdf?1633469611=&amp;response-content-disposition=inline%3B+filename%3DA_contribution_to_the_knowledge_of_the_s.pdf&amp;Expires=1737406900&amp;Signature=D87CirnOO8AEgcvgXe55wAYk29~~1-zbGabKwOcCXR6ImVB-wqIhdguFvsOXPlWzNF3s5ilqvLwk-e4AkdyAfm0b9bLNBuq7~cgQOPFQ9oAQ-2Ulw2wvMlFzugsF7P1hTY8zJxtrDDTIFWybKBGSSLnqh25fyxWGtlVc6ov5W75d85-TicAixpsUq5zdYQXnd8hMTmF-LbZnnPnqKqkMeTHyeGaoq7Mfc97Oz~zRuuGlgZkEPKX8Wp1W5mW4SrfxYQrkAHlC1a~61BqEncULuUeUEyzdxM3FJsxigLW1L~i44CmDKRE2zf6BpiOrMblQ42n~bJEagxibzmT5~JmzTA__&amp;Key-Pair-Id=APKAJLOHF5GGSLRBV4ZA</text:p>
          </table:table-cell>
          <table:table-cell table:style-name="ce18" office:value-type="string" calcext:value-type="string">
            <text:p>-</text:p>
          </table:table-cell>
          <table:table-cell table:style-name="ce18" office:value-type="string" calcext:value-type="string">
            <text:p>(Dossenus guapore OR Trechaleidae OR Dossenus) AND (spider*)</text:p>
          </table:table-cell>
          <table:table-cell table:style-name="ce18" table:number-columns-repeated="1011"/>
        </table:table-row>
        <table:table-row table:style-name="ro4">
          <table:table-cell table:style-name="ce20" office:value-type="string" calcext:value-type="string">
            <text:p>A new species of Trechalea Thorell, 1869 (Araneae: Lycosoidea: Trechaleidae: Trechaleinae) from Costa Rica, with notes on its natural history and ecology</text:p>
          </table:table-cell>
          <table:table-cell office:value-type="string" calcext:value-type="string">
            <text:p>ESTEVAM L. CRUZ DA SILVA, WITOLD LAPINSKI</text:p>
          </table:table-cell>
          <table:table-cell office:value-type="float" office:value="2012" calcext:value-type="float">
            <text:p>2012</text:p>
          </table:table-cell>
          <table:table-cell table:style-name="ce23" office:value-type="string" calcext:value-type="string">
            <text:p>Google Scholar</text:p>
          </table:table-cell>
          <table:table-cell table:style-name="ce19" office:value-type="string" calcext:value-type="string">
            <text:p>genus Trechalea</text:p>
          </table:table-cell>
          <table:table-cell table:number-columns-repeated="2" office:value-type="string" calcext:value-type="string">
            <text:p>sem acesso</text:p>
          </table:table-cell>
          <table:table-cell table:style-name="ce28" office:value-type="string" calcext:value-type="string">
            <text:p>sem acesso</text:p>
          </table:table-cell>
          <table:table-cell table:number-columns-repeated="2" office:value-type="string" calcext:value-type="string">
            <text:p>sem acesso</text:p>
          </table:table-cell>
          <table:table-cell office:value-type="string" calcext:value-type="string">
            <text:p>https://www.biotaxa.org/Zootaxa/article/view/zootaxa3563.1.4</text:p>
          </table:table-cell>
          <table:table-cell office:value-type="string" calcext:value-type="string">
            <text:p>sem acesso</text:p>
          </table:table-cell>
          <table:table-cell table:style-name="ce18" office:value-type="string" calcext:value-type="string">
            <text:p>(Dossenus guapore OR Trechaleidae OR Dossenus) AND (spider*)</text:p>
          </table:table-cell>
          <table:table-cell table:number-columns-repeated="1011"/>
        </table:table-row>
        <table:table-row table:style-name="ro4">
          <table:table-cell table:style-name="ce19" office:value-type="string" calcext:value-type="string">
            <text:p>USO DE EQUIPAMENTOS DE CAPTAÇÃO VIBRACIONAL COMO UMA FERRAMENTA DE ESTUDO DO COMPORTAMENTO EM ARANHAS</text:p>
          </table:table-cell>
          <table:table-cell table:style-name="ce29" office:value-type="string" calcext:value-type="string">
            <text:p><text:span text:style-name="T1"><text:a xlink:href="https://repositorio.ufu.br/browse?type=author&amp;value=Faria%2C+Larissa+Rodrigues" xlink:type="simple">Faria, Larissa Rodrigues</text:a></text:span></text:p>
          </table:table-cell>
          <table:table-cell office:value-type="float" office:value="2022" calcext:value-type="float">
            <text:p>2022</text:p>
          </table:table-cell>
          <table:table-cell table:style-name="ce23" office:value-type="string" calcext:value-type="string">
            <text:p>Google Scholar</text:p>
          </table:table-cell>
          <table:table-cell office:value-type="string" calcext:value-type="string">
            <text:p>Espécies de várias famílias</text:p>
          </table:table-cell>
          <table:table-cell table:number-columns-repeated="3" office:value-type="string" calcext:value-type="string">
            <text:p>-</text:p>
          </table:table-cell>
          <table:table-cell office:value-type="string" calcext:value-type="string">
            <text:p>sim</text:p>
          </table:table-cell>
          <table:table-cell office:value-type="string" calcext:value-type="string">
            <text:p>-</text:p>
          </table:table-cell>
          <table:table-cell office:value-type="string" calcext:value-type="string">
            <text:p>https://repositorio.ufu.br/handle/123456789/34524</text:p>
          </table:table-cell>
          <table:table-cell office:value-type="string" calcext:value-type="string">
            <text:p>Estudo comportamental</text:p>
          </table:table-cell>
          <table:table-cell table:style-name="ce18" office:value-type="string" calcext:value-type="string">
            <text:p>(Dossenus guapore OR Trechaleidae OR Dossenus) AND (spider*)</text:p>
          </table:table-cell>
          <table:table-cell table:number-columns-repeated="1011"/>
        </table:table-row>
        <table:table-row table:style-name="ro2">
          <table:table-cell table:style-name="ce20" office:value-type="string" calcext:value-type="string">
            <text:p>Description of the male of Rhoicinus andinus (Araneae, Rhoicininae, Trechaleidae)</text:p>
          </table:table-cell>
          <table:table-cell table:style-name="ce27" office:value-type="string" calcext:value-type="string">
            <text:p><text:span text:style-name="T1"><text:a xlink:href="https://www.sidalc.net/search/Author/Home?author=Cruz+da+Silva%2C+Estevam+Luís" xlink:type="simple">Cruz da Silva, Estevam Luís</text:a></text:span></text:p>
          </table:table-cell>
          <table:table-cell office:value-type="float" office:value="2007" calcext:value-type="float">
            <text:p>2007</text:p>
          </table:table-cell>
          <table:table-cell table:style-name="ce23" office:value-type="string" calcext:value-type="string">
            <text:p>Google Scholar</text:p>
          </table:table-cell>
          <table:table-cell table:style-name="ce19" office:value-type="string" calcext:value-type="string">
            <text:p>Rhoicinus andinus</text:p>
          </table:table-cell>
          <table:table-cell office:value-type="string" calcext:value-type="string">
            <text:p>-</text:p>
          </table:table-cell>
          <table:table-cell office:value-type="string" calcext:value-type="string">
            <text:p>Rhoicinus andinus: (11º52'S; 72º39'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idalc.net/search/Record/oai:ojs.csi.unmsm:article1826/Description</text:p>
          </table:table-cell>
          <table:table-cell office:value-type="string" calcext:value-type="string">
            <text:p>-</text:p>
          </table:table-cell>
          <table:table-cell table:style-name="ce18" office:value-type="string" calcext:value-type="string">
            <text:p>(Dossenus guapore OR Trechaleidae OR Dossenus) AND (spider*)</text:p>
          </table:table-cell>
          <table:table-cell table:number-columns-repeated="1011"/>
        </table:table-row>
        <table:table-row table:style-name="ro3">
          <table:table-cell office:value-type="string" calcext:value-type="string">
            <text:p>Diversidad de la biota uruguaya</text:p>
          </table:table-cell>
          <table:table-cell table:style-name="ce19" office:value-type="string" calcext:value-type="string">
            <text:p>ROBERTO M. CAPOCASALE &amp; ANDREA PEREIRA </text:p>
          </table:table-cell>
          <table:table-cell office:value-type="float" office:value="2003" calcext:value-type="float">
            <text:p>2003</text:p>
          </table:table-cell>
          <table:table-cell table:style-name="ce23" office:value-type="string" calcext:value-type="string">
            <text:p>Google Scholar</text:p>
          </table:table-cell>
          <table:table-cell office:value-type="string" calcext:value-type="string">
            <text:p>177 espécies de aranhas, mas somente 3 espécies de Trechaleidae</text:p>
          </table:table-cell>
          <table:table-cell table:number-columns-repeated="3" office:value-type="string" calcext:value-type="string">
            <text:p>-</text:p>
          </table:table-cell>
          <table:table-cell office:value-type="string" calcext:value-type="string">
            <text:p>sim</text:p>
          </table:table-cell>
          <table:table-cell office:value-type="string" calcext:value-type="string">
            <text:p>-</text:p>
          </table:table-cell>
          <table:table-cell office:value-type="string" calcext:value-type="string">
            <text:p>https://www.mna.gub.uy/innovaportal/file/81454/1/anales10araneae-1.pdf</text:p>
          </table:table-cell>
          <table:table-cell office:value-type="string" calcext:value-type="string">
            <text:p>-</text:p>
          </table:table-cell>
          <table:table-cell table:style-name="ce18" office:value-type="string" calcext:value-type="string">
            <text:p>(Dossenus guapore OR Trechaleidae OR Dossenus) AND (spider*)</text:p>
          </table:table-cell>
          <table:table-cell table:number-columns-repeated="1011"/>
        </table:table-row>
        <table:table-row table:style-name="ro2">
          <table:table-cell table:style-name="ce19" office:value-type="string" calcext:value-type="string">
            <text:p>Araneae (spiders) of South America: a synopsis of current knowledge</text:p>
          </table:table-cell>
          <table:table-cell table:style-name="ce27" office:value-type="string" calcext:value-type="string">
            <text:p><text:span text:style-name="T1"><text:a xlink:href="https://www.tandfonline.com/author/Dupérré%2C+Nadine" xlink:type="simple">Nadine Dupérré</text:a></text:span></text:p>
          </table:table-cell>
          <table:table-cell office:value-type="float" office:value="2022" calcext:value-type="float">
            <text:p>2022</text:p>
          </table:table-cell>
          <table:table-cell table:style-name="ce23" office:value-type="string" calcext:value-type="string">
            <text:p>Google Scholar</text:p>
          </table:table-cell>
          <table:table-cell office:value-type="string" calcext:value-type="string">
            <text:p>várias espécies</text:p>
          </table:table-cell>
          <table:table-cell table:number-columns-repeated="2" office:value-type="string" calcext:value-type="string">
            <text:p>sem acesso</text:p>
          </table:table-cell>
          <table:table-cell table:style-name="ce28" office:value-type="string" calcext:value-type="string">
            <text:p>sem acesso</text:p>
          </table:table-cell>
          <table:table-cell table:number-columns-repeated="2" office:value-type="string" calcext:value-type="string">
            <text:p>sem acesso</text:p>
          </table:table-cell>
          <table:table-cell office:value-type="string" calcext:value-type="string">
            <text:p>https://www.tandfonline.com/doi/pdf/10.1080/03014223.2021.2022722?casa_token=DcaK0qiEJOwAAAAA:RK-xmEyh7X8Q6iUk9HxQ470KsmGOUNyrwlZ1F2mKC4_1a2qFYfWoIxRvDG3sMRFRtpzW0BtorbKyS4U</text:p>
          </table:table-cell>
          <table:table-cell table:style-name="ce28" office:value-type="string" calcext:value-type="string">
            <text:p>sem acesso</text:p>
          </table:table-cell>
          <table:table-cell table:style-name="ce18" office:value-type="string" calcext:value-type="string">
            <text:p>(Dossenus guapore OR Trechaleidae OR Dossenus) AND (spider*)</text:p>
          </table:table-cell>
          <table:table-cell table:number-columns-repeated="1011"/>
        </table:table-row>
        <table:table-row table:style-name="ro3">
          <table:table-cell table:style-name="ce19" office:value-type="string" calcext:value-type="string">
            <text:p>bundância relativa e riqueza de espécies de aranhas (Arachnida, Araneae) em clareiras originadas da exploração de petróleo na bacia do rio Urucu (Coari, Amazonas, Brasil)</text:p>
          </table:table-cell>
          <table:table-cell table:style-name="ce19" office:value-type="string" calcext:value-type="string">
            <text:p>Dias, Sidclay Calaça Bonaldo, Alexandre Bragio</text:p>
          </table:table-cell>
          <table:table-cell office:value-type="float" office:value="2012" calcext:value-type="float">
            <text:p>2012</text:p>
          </table:table-cell>
          <table:table-cell table:style-name="ce23" office:value-type="string" calcext:value-type="string">
            <text:p>Google Scholar</text:p>
          </table:table-cell>
          <table:table-cell office:value-type="string" calcext:value-type="string">
            <text:p>várias espécies</text:p>
          </table:table-cell>
          <table:table-cell table:number-columns-repeated="2" office:value-type="string" calcext:value-type="string">
            <text:p>-</text:p>
          </table:table-cell>
          <table:table-cell office:value-type="string" calcext:value-type="string">
            <text:p>Amazonas, Brasil</text:p>
          </table:table-cell>
          <table:table-cell office:value-type="string" calcext:value-type="string">
            <text:p>sim</text:p>
          </table:table-cell>
          <table:table-cell office:value-type="string" calcext:value-type="string">
            <text:p>-</text:p>
          </table:table-cell>
          <table:table-cell office:value-type="string" calcext:value-type="string">
            <text:p>https://repositorio.museu-goeldi.br/handle/mgoeldi/1448</text:p>
          </table:table-cell>
          <table:table-cell office:value-type="string" calcext:value-type="string">
            <text:p>-</text:p>
          </table:table-cell>
          <table:table-cell table:style-name="ce18" office:value-type="string" calcext:value-type="string">
            <text:p>(Dossenus guapore OR Trechaleidae OR Dossenus) AND (spider*)</text:p>
          </table:table-cell>
          <table:table-cell table:number-columns-repeated="1011"/>
        </table:table-row>
        <table:table-row table:style-name="ro6">
          <table:table-cell table:style-name="ce19" office:value-type="string" calcext:value-type="string">
            <text:p>Lista das espécies de aranhas (Arachnida, Araneae) do estado do Rio Grande do Sul, Brasil<text:a xlink:href="https://www.scielo.br/j/isz/a/PNXGzqn4XbZQDW7NPtb8CFk/?lang=pt#" xlink:type="simple"> </text:a></text:p>
          </table:table-cell>
          <table:table-cell table:style-name="ce19" office:value-type="string" calcext:value-type="string">
            <text:p>Erica Helena BuckupI; Maria Aparecida L. MarquesI; Everton Nei Lopes RodriguesI, II; Ricardo OttI</text:p>
          </table:table-cell>
          <table:table-cell office:value-type="float" office:value="2010" calcext:value-type="float">
            <text:p>2010</text:p>
          </table:table-cell>
          <table:table-cell table:style-name="ce23" office:value-type="string" calcext:value-type="string">
            <text:p>Google Scholar</text:p>
          </table:table-cell>
          <table:table-cell table:style-name="ce19" office:value-type="string" calcext:value-type="string">
            <text:p>Dossenus marginatus, Paradossenus longipes, Paratrechalea azul, Paratrechalea galianoae, Paratrechalea longigaster, Paratrechalea ornata, Trechalea boliviensis, Trechalea bucculenta, Trechaleoides biocellata, rechaleoides keyserlingi</text:p>
          </table:table-cell>
          <table:table-cell table:number-columns-repeated="3" office:value-type="string" calcext:value-type="string">
            <text:p>-</text:p>
          </table:table-cell>
          <table:table-cell office:value-type="string" calcext:value-type="string">
            <text:p>sim</text:p>
          </table:table-cell>
          <table:table-cell office:value-type="string" calcext:value-type="string">
            <text:p>-</text:p>
          </table:table-cell>
          <table:table-cell office:value-type="string" calcext:value-type="string">
            <text:p>https://www.scielo.br/j/isz/a/PNXGzqn4XbZQDW7NPtb8CFk/?lang=pt</text:p>
          </table:table-cell>
          <table:table-cell office:value-type="string" calcext:value-type="string">
            <text:p>-</text:p>
          </table:table-cell>
          <table:table-cell table:style-name="ce18" office:value-type="string" calcext:value-type="string">
            <text:p>(Dossenus guapore OR Trechaleidae OR Dossenus) AND (spider*)</text:p>
          </table:table-cell>
          <table:table-cell table:number-columns-repeated="1011"/>
        </table:table-row>
        <table:table-row table:style-name="ro4">
          <table:table-cell table:style-name="ce19" office:value-type="string" calcext:value-type="string">
            <text:p>VARIACIÓN DEL ENSAMBLAJE DE ARAÑAS DE TRES TIPOS DE BOSQUE DURANTE LA ÉPOCA SECA EN PAKITZA, MADRE DE DIOS, PERÚ</text:p>
          </table:table-cell>
          <table:table-cell table:style-name="ce19" office:value-type="string" calcext:value-type="string">
            <text:p>MEISS BRIAND LOZANO TRELLES</text:p>
          </table:table-cell>
          <table:table-cell office:value-type="float" office:value="2021" calcext:value-type="float">
            <text:p>2021</text:p>
          </table:table-cell>
          <table:table-cell table:style-name="ce23" office:value-type="string" calcext:value-type="string">
            <text:p>Google Scholar</text:p>
          </table:table-cell>
          <table:table-cell office:value-type="string" calcext:value-type="string">
            <text:p>várias espécies</text:p>
          </table:table-cell>
          <table:table-cell table:number-columns-repeated="3" office:value-type="string" calcext:value-type="string">
            <text:p>-</text:p>
          </table:table-cell>
          <table:table-cell office:value-type="string" calcext:value-type="string">
            <text:p>sim</text:p>
          </table:table-cell>
          <table:table-cell office:value-type="string" calcext:value-type="string">
            <text:p>-</text:p>
          </table:table-cell>
          <table:table-cell office:value-type="string" calcext:value-type="string">
            <text:p>http://45.231.83.156/handle/20.500.12996/5152</text:p>
          </table:table-cell>
          <table:table-cell office:value-type="string" calcext:value-type="string">
            <text:p>-</text:p>
          </table:table-cell>
          <table:table-cell table:style-name="ce18" office:value-type="string" calcext:value-type="string">
            <text:p>(Dossenus guapore OR Trechaleidae OR Dossenus) AND (spider*)</text:p>
          </table:table-cell>
          <table:table-cell table:number-columns-repeated="1011"/>
        </table:table-row>
        <table:table-row table:style-name="ro3">
          <table:table-cell table:style-name="ce19" office:value-type="string" calcext:value-type="string">
            <text:p>On the taxonomy of Trechaleidae (Araneae: Lycosoidea) from South America</text:p>
          </table:table-cell>
          <table:table-cell table:style-name="ce19" office:value-type="string" calcext:value-type="string">
            <text:p>James E. Carico, Estevam Luís Cruz da Silva</text:p>
          </table:table-cell>
          <table:table-cell office:value-type="float" office:value="2010" calcext:value-type="float">
            <text:p>2010</text:p>
          </table:table-cell>
          <table:table-cell table:style-name="ce23" office:value-type="string" calcext:value-type="string">
            <text:p>Google Scholar</text:p>
          </table:table-cell>
          <table:table-cell office:value-type="string" calcext:value-type="string">
            <text:p>Descrição de duas espécies novas </text:p>
          </table:table-cell>
          <table:table-cell office:value-type="string" calcext:value-type="string">
            <text:p>-</text:p>
          </table:table-cell>
          <table:table-cell office:value-type="string" calcext:value-type="string">
            <text:p>Trechalea rothi = Trechalea amazonica: (72º22’W, 03º18’N); Enna xingu: <text:s/>(52º22’W, 03º39’S)</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38/issue-2/A09-2324.1/On-the-taxonomy-of-Trechaleidae-Araneae--Lycosoidea-from-South/10.1636/A09-2324.1.short</text:p>
          </table:table-cell>
          <table:table-cell office:value-type="string" calcext:value-type="string">
            <text:p>-</text:p>
          </table:table-cell>
          <table:table-cell office:value-type="string" calcext:value-type="string">
            <text:p>(Dossenus marginatus OR Trechaleidae) </text:p>
          </table:table-cell>
          <table:table-cell table:number-columns-repeated="1011"/>
        </table:table-row>
        <table:table-row table:style-name="ro3">
          <table:table-cell table:style-name="ce19" office:value-type="string" calcext:value-type="string">
            <text:p>Species and guild structure of a Neotropical spider assemblage (Araneae) from Reserva Ducke, Amazonas, Brazil</text:p>
          </table:table-cell>
          <table:table-cell table:style-name="ce19" office:value-type="string" calcext:value-type="string">
            <text:p>H u b e r t H ô fer &amp; A n to n io D. B r e s c o v it</text:p>
          </table:table-cell>
          <table:table-cell office:value-type="float" office:value="2001" calcext:value-type="float">
            <text:p>2001</text:p>
          </table:table-cell>
          <table:table-cell table:style-name="ce23" office:value-type="string" calcext:value-type="string">
            <text:p>Google Scholar</text:p>
          </table:table-cell>
          <table:table-cell office:value-type="string" calcext:value-type="string">
            <text:p>várias espécies</text:p>
          </table:table-cell>
          <table:table-cell table:number-columns-repeated="3" office:value-type="string" calcext:value-type="string">
            <text:p>-</text:p>
          </table:table-cell>
          <table:table-cell office:value-type="string" calcext:value-type="string">
            <text:p>sim</text:p>
          </table:table-cell>
          <table:table-cell office:value-type="string" calcext:value-type="string">
            <text:p>-</text:p>
          </table:table-cell>
          <table:table-cell office:value-type="string" calcext:value-type="string">
            <text:p>https://regionalia.blb-karlsruhe.de/frontdoor/deliver/index/docId/22512/file/BLB_Hoefer_Brescovit_Araneae_Reserva_Ducke.pdf</text:p>
          </table:table-cell>
          <table:table-cell office:value-type="string" calcext:value-type="string">
            <text:p>-</text:p>
          </table:table-cell>
          <table:table-cell office:value-type="string" calcext:value-type="string">
            <text:p>(Dossenus marginatus OR Trechaleidae) </text:p>
          </table:table-cell>
          <table:table-cell table:number-columns-repeated="1011"/>
        </table:table-row>
        <table:table-row table:style-name="ro8">
          <table:table-cell table:style-name="ce35" office:value-type="string" calcext:value-type="string">
            <text:p>The unknown Enna (Araneae: Trechaleidae), new species and first record of wrapped nuptial gifts in the genus</text:p>
          </table:table-cell>
          <table:table-cell table:style-name="ce35" office:value-type="string" calcext:value-type="string">
            <text:p>Rengifo, Laura, Albo, Maria Jose, and Delgado-Santa, Leonardo</text:p>
          </table:table-cell>
          <table:table-cell table:style-name="ce40" office:value-type="float" office:value="2021" calcext:value-type="float">
            <text:p>2021</text:p>
          </table:table-cell>
          <table:table-cell table:style-name="ce16" office:value-type="string" calcext:value-type="string">
            <text:p>Google Scholar</text:p>
          </table:table-cell>
          <table:table-cell table:style-name="ce16" office:value-type="string" calcext:value-type="string">
            <text:p>Descrição de uma nova espécie do gênero Enna</text:p>
          </table:table-cell>
          <table:table-cell table:style-name="ce40" office:value-type="string" calcext:value-type="string">
            <text:p>-</text:p>
          </table:table-cell>
          <table:table-cell table:style-name="ce40" office:value-type="string" calcext:value-type="string">
            <text:p>Enna gloriae: (48400 48.7’’N, 758390 48.5’’W)</text:p>
          </table:table-cell>
          <table:table-cell table:style-name="ce46" office:value-type="string" calcext:value-type="string">
            <text:p>-</text:p>
          </table:table-cell>
          <table:table-cell table:style-name="ce40" office:value-type="string" calcext:value-type="string">
            <text:p>não</text:p>
          </table:table-cell>
          <table:table-cell table:style-name="ce40" office:value-type="string" calcext:value-type="string">
            <text:p>-</text:p>
          </table:table-cell>
          <table:table-cell table:style-name="ce46" office:value-type="string" calcext:value-type="string">
            <text:p>https://bioone.org/journals/the-journal-of-arachnology/volume-48/issue-3/JoA-S-20-022/The-unknown-Enna-Araneae--Trechaleidae-new-species-and-first/10.1636/JoA-S-20-022.full</text:p>
          </table:table-cell>
          <table:table-cell table:style-name="ce46" office:value-type="string" calcext:value-type="string">
            <text:p>-</text:p>
          </table:table-cell>
          <table:table-cell table:style-name="ce46" office:value-type="string" calcext:value-type="string">
            <text:p>(Enna chickeringi OR Trechaleidae) </text:p>
          </table:table-cell>
          <table:table-cell table:style-name="ce46" table:number-columns-repeated="1011"/>
        </table:table-row>
        <table:table-row table:style-name="ro3">
          <table:table-cell table:style-name="ce19" office:value-type="string" calcext:value-type="string">
            <text:p>On the taxonomy of Trechaleidae (Araneae: Lycosoidea) from Colombia and Peru</text:p>
          </table:table-cell>
          <table:table-cell table:style-name="ce19" office:value-type="string" calcext:value-type="string">
            <text:p>Estevam Luís Cruz da Silva; Arno Antonio Lise</text:p>
          </table:table-cell>
          <table:table-cell office:value-type="float" office:value="2009" calcext:value-type="float">
            <text:p>2009</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Enna maya: (12º33'S, 69º03'W); Hesydrus caripito: (10º80'79"N, 63º80'69"W); Hesydrus aurantius: (9º24'S, 75º58'W), (9º11'S, 75º48'W), (11º56'S, 71º17'W), (12º19'S, 73º02'W); Syntrechalea reimoseri: (76º88'S, 86º90'W), (12º33'S, 69º03'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cielo.br/j/zool/a/hNQhVdXbtC5vH3KKzTbvsbz/?lang=en</text:p>
          </table:table-cell>
          <table:table-cell office:value-type="string" calcext:value-type="string">
            <text:p>-</text:p>
          </table:table-cell>
          <table:table-cell office:value-type="string" calcext:value-type="string">
            <text:p>(Enna chickeringi OR Trechaleidae) </text:p>
          </table:table-cell>
          <table:table-cell table:number-columns-repeated="1011"/>
        </table:table-row>
        <table:table-row table:style-name="ro4">
          <table:table-cell table:style-name="ce19" office:value-type="string" calcext:value-type="string">
            <text:p>Description of a new species of the spider genus Syntrechalea (Araneae: Lycosoidea: Trechaleidae) from Colombia</text:p>
          </table:table-cell>
          <table:table-cell table:style-name="ce19" office:value-type="string" calcext:value-type="string">
            <text:p>Estevam L. C. da Silva; Arno A. Lise</text:p>
          </table:table-cell>
          <table:table-cell office:value-type="float" office:value="2008" calcext:value-type="float">
            <text:p>2008</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Syntrechalea tenuis: (01º33'52"N; 75º19'55"W), (04º24'32"N; 73º53'05"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cielo.br/j/rbzool/a/m5xjtxXgJd8KJRF6tC8QNtG/?lang=en</text:p>
          </table:table-cell>
          <table:table-cell office:value-type="string" calcext:value-type="string">
            <text:p>-</text:p>
          </table:table-cell>
          <table:table-cell office:value-type="string" calcext:value-type="string">
            <text:p>(Enna chickeringi OR Trechaleidae) </text:p>
          </table:table-cell>
          <table:table-cell table:number-columns-repeated="1011"/>
        </table:table-row>
        <table:table-row table:style-name="ro4">
          <table:table-cell table:style-name="ce19" office:value-type="string" calcext:value-type="string">
            <text:p>Revision of the Neotropical arboreal spider genus Syntrechalea (Araneae, Lycosoidea, Trechaleidae)</text:p>
          </table:table-cell>
          <table:table-cell table:style-name="ce19" office:value-type="string" calcext:value-type="string">
            <text:p>Carico, James E.</text:p>
          </table:table-cell>
          <table:table-cell office:value-type="float" office:value="2008" calcext:value-type="float">
            <text:p>2008</text:p>
          </table:table-cell>
          <table:table-cell table:style-name="ce23" office:value-type="string" calcext:value-type="string">
            <text:p>Google Scholar</text:p>
          </table:table-cell>
          <table:table-cell office:value-type="string" calcext:value-type="string">
            <text:p>Espécies do gênero Syntrechalea</text:p>
          </table:table-cell>
          <table:table-cell office:value-type="string" calcext:value-type="string">
            <text:p>-</text:p>
          </table:table-cell>
          <table:table-cell office:value-type="string" calcext:value-type="string">
            <text:p>Syntrechalea tenuis: (09º54’N, 083º41’W), (09º26’N, 082º31’W), (08º14’36’’N, 078º13’22’’W); Syntrechalea reimoseri: (05º15’N, 059º03’W), (03º06’48’’S, 060º01’30’’W), (03º16’S, 079º58’W), (09º18’S, 075º59’W); Syntrechalea adis: (03º06’48’’S, 060º01’31’’W), (06º45’N, 063º30’W), (05º11’S, 072º42’W); Syntrechalea syntrechaleoides: (04º47’S, 066º15’W), (15º23’S, 066º59’W), ( 00º25’S, 070º15’W), (01º29’02’’N, 066º31’37’’W), (07º28’N, 061º54’W), (05º11’S, 072º42’W); Syntrechalea caporiacco: (03º45’N, 066º48’W), (05º16’N, 059º00’W), (14º35’S, 039º16’W), (13º12’S, 039º00’W), (15º12’S,039º32’W), (17º04’S,039º32’W), (17º04’S, 039º32’W), (09º08’S,075º00’W), (10º53’S, 075º13’W); Syntrechalea brasilia: (15º47’S, 047º55’W), (11º42’S, 046º44’W), (14º55’S, 045º56’W); Syntrechalea napoensis: (01º00’S, 077º25’W); Syntrechalea caballero: (22º34’S, 55º37’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36/issue-1/H07-23.1/Revision-of-the-Neotropical-arboreal-spider-genus-Syntrechalea-Araneae-Lycosoidea/10.1636/H07-23.1.short</text:p>
          </table:table-cell>
          <table:table-cell office:value-type="string" calcext:value-type="string">
            <text:p>-</text:p>
          </table:table-cell>
          <table:table-cell office:value-type="string" calcext:value-type="string">
            <text:p>(Enna chickeringi OR Trechaleidae) </text:p>
          </table:table-cell>
          <table:table-cell table:number-columns-repeated="1011"/>
        </table:table-row>
        <table:table-row table:style-name="ro3">
          <table:table-cell table:style-name="ce19" office:value-type="string" calcext:value-type="string">
            <text:p>Revision of the Neotropical spider genus Dyrines (Araneae, Lycosoidea, Trechaleidae)</text:p>
          </table:table-cell>
          <table:table-cell table:style-name="ce19" office:value-type="string" calcext:value-type="string">
            <text:p>Carico, James E., and Cruz da Silva, Estevam Luís</text:p>
          </table:table-cell>
          <table:table-cell office:value-type="float" office:value="2008" calcext:value-type="float">
            <text:p>2008</text:p>
          </table:table-cell>
          <table:table-cell table:style-name="ce23" office:value-type="string" calcext:value-type="string">
            <text:p>Google Scholar</text:p>
          </table:table-cell>
          <table:table-cell office:value-type="string" calcext:value-type="string">
            <text:p>Espécies do gênero Dyrines</text:p>
          </table:table-cell>
          <table:table-cell office:value-type="string" calcext:value-type="string">
            <text:p>-</text:p>
          </table:table-cell>
          <table:table-cell office:value-type="string" calcext:value-type="string">
            <text:p>Dyrines striatipes: <text:s/>(10º24’N, 068º05’W), (08º18’N, 82º06’W), (07º02’N, 058º27’W), (01º29’02’’N, 066º31’37’’W); Dyrines huanuco: (09º40’S, 076º05’W), <text:s/>(09º10’S, 076º00’W); Dyrines ducke: (03º05’S, 060º00’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36/issue-1/H07-22.1/Revision-of-the-Neotropical-spider-genus-span-classgenus-speciesDyrines-span/10.1636/H07-22.1.short</text:p>
          </table:table-cell>
          <table:table-cell office:value-type="string" calcext:value-type="string">
            <text:p>-</text:p>
          </table:table-cell>
          <table:table-cell office:value-type="string" calcext:value-type="string">
            <text:p>(Enna chickeringi OR Trechaleidae) </text:p>
          </table:table-cell>
          <table:table-cell table:number-columns-repeated="1011"/>
        </table:table-row>
        <table:table-row table:style-name="ro4">
          <table:table-cell table:style-name="ce19" office:value-type="string" calcext:value-type="string">
            <text:p>On the taxonomy of the Neotropical spider genera Dossenus and Dyrines (Araneae: Lycosoidea: Trechaleidae) from Brazil<text:a xlink:href="https://www.scielo.br/j/zool/a/p8Skzbk7YpkTP4BRzwGnSnh/#" xlink:type="simple"> </text:a></text:p>
          </table:table-cell>
          <table:table-cell table:style-name="ce19" office:value-type="string" calcext:value-type="string">
            <text:p>Estevam L. C. da Silva, Arno A. Lise</text:p>
          </table:table-cell>
          <table:table-cell office:value-type="float" office:value="2010" calcext:value-type="float">
            <text:p>2010</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Dossenus guapore: (21°10'S, 56°35'W); Dyrines brescoviti: (10°40'S, 37°25'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cielo.br/j/zool/a/p8Skzbk7YpkTP4BRzwGnSnh/</text:p>
          </table:table-cell>
          <table:table-cell office:value-type="string" calcext:value-type="string">
            <text:p>-</text:p>
          </table:table-cell>
          <table:table-cell office:value-type="string" calcext:value-type="string">
            <text:p>(Enna chickeringi OR Trechaleidae) </text:p>
          </table:table-cell>
          <table:table-cell table:number-columns-repeated="1011"/>
        </table:table-row>
        <table:table-row table:style-name="ro3">
          <table:table-cell table:style-name="ce19" office:value-type="string" calcext:value-type="string">
            <text:p>Spider diversity (Arachnida: Araneae) in Atlantic Forest areas at Pedra Branca State Park, Rio de Janeiro, Brazil</text:p>
          </table:table-cell>
          <table:table-cell table:style-name="ce19" office:value-type="string" calcext:value-type="string">
            <text:p>Pedro Castanheira , Abel Pérez-González , Renner L. C. Baptista</text:p>
          </table:table-cell>
          <table:table-cell office:value-type="float" office:value="2016" calcext:value-type="float">
            <text:p>2016</text:p>
          </table:table-cell>
          <table:table-cell table:style-name="ce23" office:value-type="string" calcext:value-type="string">
            <text:p>Google Scholar</text:p>
          </table:table-cell>
          <table:table-cell office:value-type="string" calcext:value-type="string">
            <text:p>Apenas 3 espécies da família Trechaleidae</text:p>
          </table:table-cell>
          <table:table-cell office:value-type="string" calcext:value-type="string">
            <text:p>-</text:p>
          </table:table-cell>
          <table:table-cell office:value-type="string" calcext:value-type="string">
            <text:p>Trechaleoides biocellata: (22°56'12.8"S,043°26'29.1"W),(22°58'12.0"S, 043°26'16.4"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pmc.ncbi.nlm.nih.gov/articles/PMC4759435/</text:p>
          </table:table-cell>
          <table:table-cell office:value-type="string" calcext:value-type="string">
            <text:p>-</text:p>
          </table:table-cell>
          <table:table-cell office:value-type="string" calcext:value-type="string">
            <text:p>(Enna chickeringi OR Trechaleidae) </text:p>
          </table:table-cell>
          <table:table-cell table:number-columns-repeated="1011"/>
        </table:table-row>
        <table:table-row table:style-name="ro4">
          <table:table-cell table:style-name="ce19" office:value-type="string" calcext:value-type="string">
            <text:p>DESCRIPTIONS OF TWO NEW SPIDER GENERA OF TRECHALEIDAE (ARANEAE, LYCOSOIDEA) FROM SOUTH AMERICA</text:p>
          </table:table-cell>
          <table:table-cell table:style-name="ce19" office:value-type="string" calcext:value-type="string">
            <text:p>Carico, James E.</text:p>
          </table:table-cell>
          <table:table-cell office:value-type="float" office:value="2005" calcext:value-type="float">
            <text:p>2005</text:p>
          </table:table-cell>
          <table:table-cell table:style-name="ce23" office:value-type="string" calcext:value-type="string">
            <text:p>Google Scholar</text:p>
          </table:table-cell>
          <table:table-cell office:value-type="string" calcext:value-type="string">
            <text:p>várias espécies</text:p>
          </table:table-cell>
          <table:table-cell office:value-type="string" calcext:value-type="string">
            <text:p>-</text:p>
          </table:table-cell>
          <table:table-cell office:value-type="string" calcext:value-type="string">
            <text:p>Trechaleoides keyserlingi: (26º22’S, 65º57’W), (27º00’S, 55º00’W), (29º58’S, 51º43’W), (29º46’S, 51º09’W), (23º00’S, 56º00’W), (30º55’S, 57º49’W); Trechaleoides biocellata: (27º00’S, 55º00’W), (29º20’S, 53º06’W), (30º05’S, 51º02’W), (28º11’S, 55º39’W), ( 25º29’S, 57º03’W); Paratrechalea ornata: (31º35’S, 64º34’W), (27º00’S, 55º00’W), (32º04’S, 64º33’W), (34º25’S, 58º35’W), ( 36º12’S, 58º10’W), (34º25’S, 58º35’W), ( 4º10’N, 60º47’W), (27º23’S, 52º25’W), (33º19’S, 54º42’W), (33º19’S, 54º42’W), (30º55’S,57º49’W), (34º42’S, 55º19’W); Paratrechalea wygodzinskyi: (14º40’S, 52º21’W); Paratrechalea longigaster: (27º00’S,55º00’W); Paratrechalea galianoae: (27º00’S,55º00’W); Paratrechalea azul: (27º23’S, 52º25’W); Paratrechalea saopaulo: (22º00’S,49º00’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33/issue-3/H03-71.1/DESCRIPTIONS-OF-TWO-NEW-SPIDER-GENERA-OF-TRECHALEIDAE-ARANEAE-LYCOSOIDEA/10.1636/H03-71.1.short</text:p>
          </table:table-cell>
          <table:table-cell office:value-type="string" calcext:value-type="string">
            <text:p>-</text:p>
          </table:table-cell>
          <table:table-cell office:value-type="string" calcext:value-type="string">
            <text:p>(Hesydrus canar OR Trechaleidae) AND (spider*)</text:p>
          </table:table-cell>
          <table:table-cell table:number-columns-repeated="1011"/>
        </table:table-row>
        <table:table-row table:style-name="ro6">
          <table:table-cell table:style-name="ce19" office:value-type="string" calcext:value-type="string">
            <text:p>Chromosome evolution in lycosoid spiders (Araneomorphae): a scenario based on analysis of seven species of the families Lycosidae, Senoculidae and Trechaleidae</text:p>
          </table:table-cell>
          <table:table-cell table:style-name="ce19" office:value-type="string" calcext:value-type="string">
            <text:p>Araujo, Douglas, Oliveira, Edson Gabriel, Giroti, André Marsola, Mattos, Viviane Fagundes, Paula-Neto, Emygdio, et al.</text:p>
          </table:table-cell>
          <table:table-cell office:value-type="float" office:value="2015" calcext:value-type="float">
            <text:p>2015</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Neoctenus comosus: (23º01’S, 54º10’W), (24º00’S, 54º09’W), (23º52’S, 54º00’W); Syntrechalea syntrechaleoides: (22º 24’S, 47º 34’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43/issue-2/M14-60/Chromosome-evolution-in-lycosoid-spiders-Araneomorphae--a-scenario-based/10.1636/M14-60.short</text:p>
          </table:table-cell>
          <table:table-cell office:value-type="string" calcext:value-type="string">
            <text:p>-</text:p>
          </table:table-cell>
          <table:table-cell office:value-type="string" calcext:value-type="string">
            <text:p>(Neoctenus eximius OR Trechaleidae) AND (spider*)</text:p>
          </table:table-cell>
          <table:table-cell table:number-columns-repeated="1011"/>
        </table:table-row>
        <table:table-row table:style-name="ro8">
          <table:table-cell table:style-name="ce19" office:value-type="string" calcext:value-type="string">
            <text:p>DESCRIPTIONS AND NOTES ON THE GENUS PARADOSSENUS IN THE NEOTROPICAL REGION (ARANEAE, TRECHALEIDAE)</text:p>
          </table:table-cell>
          <table:table-cell table:style-name="ce19" office:value-type="string" calcext:value-type="string">
            <text:p>Brescovit, Antonio D., Raizer, Josué, and Amaral, Maria Eugênia C.</text:p>
          </table:table-cell>
          <table:table-cell office:value-type="float" office:value="2000" calcext:value-type="float">
            <text:p>2000</text:p>
          </table:table-cell>
          <table:table-cell table:style-name="ce23" office:value-type="string" calcext:value-type="string">
            <text:p>Google Scholar</text:p>
          </table:table-cell>
          <table:table-cell office:value-type="string" calcext:value-type="string">
            <text:p>Espécies do gênero Paradossenus</text:p>
          </table:table-cell>
          <table:table-cell office:value-type="string" calcext:value-type="string">
            <text:p>-</text:p>
          </table:table-cell>
          <table:table-cell office:value-type="string" calcext:value-type="string">
            <text:p>Paradossenus longipes: (04º55’N, 52º18’W)</text:p>
          </table:table-cell>
          <table:table-cell office:value-type="string" calcext:value-type="string">
            <text:p>-</text:p>
          </table:table-cell>
          <table:table-cell office:value-type="string" calcext:value-type="string">
            <text:p>sim</text:p>
          </table:table-cell>
          <table:table-cell office:value-type="string" calcext:value-type="string">
            <text:p>-</text:p>
          </table:table-cell>
          <table:table-cell office:value-type="string" calcext:value-type="string">
            <text:p>https://bioone.org/journals/the-journal-of-arachnology/volume-28/issue-1/0161-8202(2000)028[0007:DANOTG]2.0.CO;2/DESCRIPTIONS-AND-NOTES-ON-THE-GENUS-PARADOSSENUS-IN-THE-NEOTROPICAL/10.1636/0161-8202(2000)028[0007:DANOTG]2.0.CO;2.short</text:p>
          </table:table-cell>
          <table:table-cell office:value-type="string" calcext:value-type="string">
            <text:p>-</text:p>
          </table:table-cell>
          <table:table-cell office:value-type="string" calcext:value-type="string">
            <text:p>(Paradossenus acanthocymbium OR Trechaleidae) AND (spider*)</text:p>
          </table:table-cell>
          <table:table-cell table:number-columns-repeated="1011"/>
        </table:table-row>
        <table:table-row table:style-name="ro6">
          <table:table-cell table:style-name="ce19" office:value-type="string" calcext:value-type="string">
            <text:p>Empty nuptial gifts: a further step in the evolution of deception in spiders?</text:p>
          </table:table-cell>
          <table:table-cell table:style-name="ce19" office:value-type="string" calcext:value-type="string">
            <text:p>Mauro Martínez-Villar, Mariana Germil, Camila Pavón-Peláez, Luiz Ernesto Costa-Schmidt, Maria J Albo</text:p>
          </table:table-cell>
          <table:table-cell office:value-type="float" office:value="2020" calcext:value-type="float">
            <text:p>2020</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P. longipes: (29.538900 S, 50.246200 W), (31.241 S, 55.882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48/issue-2/0161-8202-48.2.214/Empty-nuptial-gifts--a-further-step-in-the-evolution/10.1636/0161-8202-48.2.214.full#bibr17</text:p>
          </table:table-cell>
          <table:table-cell office:value-type="string" calcext:value-type="string">
            <text:p>-</text:p>
          </table:table-cell>
          <table:table-cell office:value-type="string" calcext:value-type="string">
            <text:p>(Paradossenus acanthocymbium OR Trechaleidae) AND (spider*)</text:p>
          </table:table-cell>
          <table:table-cell table:number-columns-repeated="1011"/>
        </table:table-row>
        <table:table-row table:style-name="ro4">
          <table:table-cell table:style-name="ce19" office:value-type="string" calcext:value-type="string">
            <text:p>Nuptial gift-giving behaviour and male mating effort in the Neotropical spider Paratrechalea ornata (Trechaleidae)</text:p>
          </table:table-cell>
          <table:table-cell table:style-name="ce19" office:value-type="string" calcext:value-type="string">
            <text:p>Marı´a J. Albo*, Fernando G. Costa</text:p>
          </table:table-cell>
          <table:table-cell office:value-type="float" office:value="2010" calcext:value-type="float">
            <text:p>2010</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 ornata: (32°55′30.50′S, 54°27′33.10′W), (34°16′40.10′S, 55°14′00.80′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ciencedirect.com/science/article/pii/S0003347210000400?casa_token=40hBbUeN28oAAAAA:NeLUVk_8l8fVGkVPsqBpw129MZjRVjCuefPZ7HFkyoAS2fhrjxjCxRGGC2NbSBZZalBXK29NdeM</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4">
          <table:table-cell table:style-name="ce19" office:value-type="string" calcext:value-type="string">
            <text:p>Presentes nupciais em Paratrechalea ornata Carico, 2005 (Araneae; Trechaleidae) : quais os canais de sinalização reconhecidos pelas fêmeas no contexto pré-copulatório?</text:p>
          </table:table-cell>
          <table:table-cell table:style-name="ce27" office:value-type="string" calcext:value-type="string">
            <text:p><text:span text:style-name="T1"><text:a xlink:href="https://lume.ufrgs.br/discover?filtertype=author&amp;filter_relational_operator=equals&amp;filter=Brum,%20Pedro%20Erê%20Disconzi" xlink:type="simple">Brum, Pedro Erê Disconzi</text:a></text:span><text:span text:style-name="T1"> </text:span></text:p>
          </table:table-cell>
          <table:table-cell office:value-type="float" office:value="2011" calcext:value-type="float">
            <text:p>2011</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 ornata: (29º32’20.52’’S, 50º14’46.83’’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ume.ufrgs.br/handle/10183/33255</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3">
          <table:table-cell table:style-name="ce19" office:value-type="string" calcext:value-type="string">
            <text:p>New record of nuptial gift observed in Trechalea amazonica (Araneae, Lycosoidea, Trechaleidae)</text:p>
          </table:table-cell>
          <table:table-cell table:style-name="ce19" office:value-type="string" calcext:value-type="string">
            <text:p>Estevam Luís Cruz da Silva1 and Arno Antonio Lise</text:p>
          </table:table-cell>
          <table:table-cell office:value-type="float" office:value="2009" calcext:value-type="float">
            <text:p>2009</text:p>
          </table:table-cell>
          <table:table-cell table:style-name="ce23" office:value-type="string" calcext:value-type="string">
            <text:p>Google Scholar</text:p>
          </table:table-cell>
          <table:table-cell office:value-type="string" calcext:value-type="string">
            <text:p>Trechalea amazonica</text:p>
          </table:table-cell>
          <table:table-cell office:value-type="string" calcext:value-type="string">
            <text:p>-</text:p>
          </table:table-cell>
          <table:table-cell office:value-type="string" calcext:value-type="string">
            <text:p>Trechalea amazonica: <text:s/>(01°45'S, 55°50'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redalyc.org/pdf/1950/195014940016.pdf</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4">
          <table:table-cell table:style-name="ce19" office:value-type="string" calcext:value-type="string">
            <text:p>Custos dependentes do investimento reprodutivo sobre a capacidade de forrageio de fêmeas de Paratrechalea ornata (Araneae)</text:p>
          </table:table-cell>
          <table:table-cell table:style-name="ce19" office:value-type="string" calcext:value-type="string">
            <text:p>Pietro Pollo</text:p>
          </table:table-cell>
          <table:table-cell office:value-type="float" office:value="2015" calcext:value-type="float">
            <text:p>2015</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 ornata: (29°35'06.7"S 50°16'57.3"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ume.ufrgs.br/handle/10183/183868</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3">
          <table:table-cell table:style-name="ce19" office:value-type="string" calcext:value-type="string">
            <text:p>Sexual receptivity varies according to female age in a Neotropical nuptial gift-giving spider</text:p>
          </table:table-cell>
          <table:table-cell table:style-name="ce19" office:value-type="string" calcext:value-type="string">
            <text:p>Andre´ L. Klein1 , Mariana C. Trillo2 , Maria J. Albo</text:p>
          </table:table-cell>
          <table:table-cell office:value-type="float" office:value="2012" calcext:value-type="float">
            <text:p>2012</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aratrechalea ornata: (32º55’30.50’’S, 54º27’33.10’’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the-journal-of-arachnology/volume-40/issue-1/H11-31.1/Sexual-receptivity-varies-according-to-female-age-in-a-Neotropical/10.1636/H11-31.1.full</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8">
          <table:table-cell table:style-name="ce19" office:value-type="string" calcext:value-type="string">
            <text:p>Just met and already threatened? A new species of Paratrechalea Carico, 2005 from the Brazilian Cerrado (Araneae: Trechaleidae), with new distribution records for the genus</text:p>
          </table:table-cell>
          <table:table-cell table:style-name="ce19" office:value-type="string" calcext:value-type="string">
            <text:p>Diniz, Vinicius S. R., Braga-Pereira, Gracielle F., and Santos, Adalberto J.</text:p>
          </table:table-cell>
          <table:table-cell office:value-type="float" office:value="2022" calcext:value-type="float">
            <text:p>2022</text:p>
          </table:table-cell>
          <table:table-cell table:style-name="ce23" office:value-type="string" calcext:value-type="string">
            <text:p>Google Scholar</text:p>
          </table:table-cell>
          <table:table-cell office:value-type="string" calcext:value-type="string">
            <text:p>Espécies do gênero Paratrechalea</text:p>
          </table:table-cell>
          <table:table-cell office:value-type="string" calcext:value-type="string">
            <text:p>-</text:p>
          </table:table-cell>
          <table:table-cell office:value-type="string" calcext:value-type="string">
            <text:p>Paratrechalea murphyi: (22°14′33.45″S, 47°51′51.40″W), (22°14′33.45″S, 47°51′51.40″W); Paratrechalea azul: ( 21°26′38.3″S, 45°12′19.3″W), (22°21′2.6″S, 42°23′15.8″W), ( 23°20′38.7″S, 45°8′14″W), (25°40′10.4″S, 48°36′4.8″W ), (25°39′38.1″S, 48°35′45.1″W), (28°8′34.7″S, 49°37′15.6″W), (29°7′48″S, 49°57′ 56.2″W), (29°8′15.3″S, 49°57′5.9″W), ( 27°3′23″S, 49°5′12″W), (29°32′46.51″S, 50°18′35.42″W), (29°34′28.68″S, 50°16′50.19″W); Paratrechalea galianoae: (22°41′58.95″S 45°29′50.67″W), (22°41′39.6″S 45°27′39.3″W), (22°24′55.6″S 47°59′28″W), (23°46′16.8″S 46°17′42.2″W), (23°44′55″S 46°9′45.1″W), (23°44′50.4″S 46°9′31.2″W), (23°45′1.58″S 46°9′53.44″W), (23°43′33.7″S 45°45′13.1″W), (23°43′1.6″S 45°43′2.2″W), (24°16′5.6″S 47°13′50.2″W), (23°20′38.7″S 45°8′1.4″W), (24°23′56.4″S 47°7′20.6″W), (23°14′4,6″S, 45°1′23,9″W), (20°30′12.8″S 41°49′8.3″W), (22°20′0.4″S 44°33′49.6″W), (22°20′50″S 44°33′01″W), (22°27′7.16″S 44°36′42.6″W), (22°27′15.5″S 44°36′30″W), (21°55′36.3″S 41°57′1.3″W), (22°53′53.16″S 43°58′13.48″W), (25°26′18.4″S, 53°24′22.3″W), (25°40′10.4″S 48°36′4.8″W), (25°39′38.1″S, 48°35′45.1″W), (29°7′48″S 49°57′ 56.2″W), (29°8′15.3″S 49°57′5.9″W), (27°3′23″S 49°5′12″W), (29°34′28.68″S 50°16′50.19″W), (27°8′35.14″S 53°53′2.63″W), (28°40′22.7″S 51°8′37.7W), (27°14′28.5″S 53°55′42.3″W), (27°14′56.4″S 53°58′20″W), (27°8′19.8″S 53°52′47.9″W), (29°34′59.8″S 51°7′11.4″W); Paratrechalea julyae: (22°34′53″S 43°26′59″W), (22°24′58.43S 42°36′27″W), (22°32′54.14″S 44°5′15.10″W); Paratrechalea longigaster: (18°15′S 52°57′W); Paratrechalea ornata: (31°43′11.46″S 64°25′10.6″W), ( 28° 8′34.7″S 49°37′15.6″W), (29°7′48″S 49°57′ 56.2″W), (29°32′46.51″S 50°18′35.42″W), (29°34′28,68″ S 50°16′50,19″ W), (28°46′43.1″S 51°30′59.9″W), (28°18′44.7″S 53°53′42.6″W), (29°35′42.8″S 55°28′45.5″W), (27°8′35.14″S 53°53′2.63″W), (28°40′22.7″S 51°8′37.7W), ( 28°44′16.4″S 51°25′31.7W), (29°32′53.9″S 54°41′54.5″W), (28°25′52.5″S 51°59′22.1″W), (28°47′53.1″S 50°25′37.4″W), (29°33′30.2″S 53°49′58.7″W), (28°6′29,2″S 52°51′49,6″W), ( 27°14′28.5″S 53°55′42.3″W), ( 27°8′19.8″S 53°52′47.9″W), (29°31′34.3″S 52°31′2.3″W), (29°34′59.8″S 51°7′11.4″W), (28°28′35.2″S 55°7′37.6″W), (29°37′1.4″S 53°48′30.5″W), ( 34°16′40.1″S 55°14′0.8″W), (32°55′30.5″S 54°27′33.1″W); Paratrechalea saopaulo: (19°52′38″S 43°58′16″W), <text:s/>(22°32′54.14″S 44°5′15.10″W); Paratrechalea wygodzinskyi: (13°33′9″S 52°16″6″W), (22°18′14.5″S 53°49′16.3″W), (20°49′11″S 49° 22′ 45″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arachnology/volume-19/issue-sp1/arac.2022.19.sp1.348/Just-met-and-already-threatened-A-new-species-of-Paratrechalea/10.13156/arac.2022.19.sp1.348.full</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4">
          <table:table-cell table:style-name="ce19" office:value-type="string" calcext:value-type="string">
            <text:p>Sexual dimorphism in chelicerae size in three species of nuptial-gift spiders: a discussion of possible functions and driving selective forces</text:p>
          </table:table-cell>
          <table:table-cell table:style-name="ce27" office:value-type="string" calcext:value-type="string">
            <text:p><text:span text:style-name="T1"><text:a xlink:href="https://zslpublications.onlinelibrary.wiley.com/authored-by/Costa‐Schmidt/L.+E." xlink:type="simple">L. E. Costa-Schmidt</text:a></text:span><text:span text:style-name="T1">, </text:span><text:span text:style-name="T1"><text:a xlink:href="https://zslpublications.onlinelibrary.wiley.com/authored-by/De+Araújo/A.+M." xlink:type="simple">A. M. De Araújo</text:a></text:span></text:p>
          </table:table-cell>
          <table:table-cell office:value-type="float" office:value="2008" calcext:value-type="float">
            <text:p>2008</text:p>
          </table:table-cell>
          <table:table-cell table:style-name="ce23" office:value-type="string" calcext:value-type="string">
            <text:p>Google Scholar</text:p>
          </table:table-cell>
          <table:table-cell office:value-type="string" calcext:value-type="string">
            <text:p>Espécies do gênero Paratrechalea</text:p>
          </table:table-cell>
          <table:table-cell office:value-type="string" calcext:value-type="string">
            <text:p>-</text:p>
          </table:table-cell>
          <table:table-cell office:value-type="string" calcext:value-type="string">
            <text:p>P. azul e P. ornata: (29°32′20.52″S; 50°14′46.83″W); Paratrechalea galianoae: (29°23′45.59″S; 50°02′42.44″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zslpublications.onlinelibrary.wiley.com/doi/full/10.1111/j.1469-7998.2008.00442.x?casa_token=Lkcg6q3wGfwAAAAA%3APD6OSay8-d1i7lLzYKGQEXpK11drC9ztcaFCGorrOb5aql_o23BCNY_kEKZU3tUwwh8Yp1dBpkWjT9c</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8">
          <table:table-cell table:style-name="ce19" office:value-type="string" calcext:value-type="string">
            <text:p>Silk wrapping of nuptial gifts as visual signal for female attraction in a crepuscular spider</text:p>
          </table:table-cell>
          <table:table-cell table:style-name="ce19" office:value-type="string" calcext:value-type="string">
            <text:p>Mariana C. Trillo &amp; Valentina Melo-González &amp; Maria J. Albo</text:p>
          </table:table-cell>
          <table:table-cell office:value-type="float" office:value="2014" calcext:value-type="float">
            <text:p>2014</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P. ornata: (34°16′ S, 55°14′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ink.springer.com/article/10.1007/s00114-013-1139-x</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10">
          <table:table-cell table:style-name="ce19" office:value-type="string" calcext:value-type="string">
            <text:p>Characterization of four hypervariable microsatellite loci in a nuptial gift-giving spider and its prospect for paternity analyses</text:p>
          </table:table-cell>
          <table:table-cell table:style-name="ce19" office:value-type="string" calcext:value-type="string">
            <text:p>Pandulli-Alonso, Irene, Germil, Mariana, Albo, María J., and Tomasco, Ivanna H.</text:p>
          </table:table-cell>
          <table:table-cell office:value-type="float" office:value="2020" calcext:value-type="float">
            <text:p>2020</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 ornata: (32°56′58.261″S 54°27′21.808″E), (31°13′50.653″S, 55°52′17.835″E), (32°8′8.344″S 57°56′32.168″E), (34°16′39.256″S 55°14′0.729″E)</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bioone.org/journals/arachnology/volume-18/issue-5/arac.2020.18.5.477/Characterization-of-four-hypervariable-microsatellite-loci-in-a-nuptial-gift/10.13156/arac.2020.18.5.477.full</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6">
          <table:table-cell table:style-name="ce19" office:value-type="string" calcext:value-type="string">
            <text:p>Differential allocation in a gift-giving spider: males adjust their reproductive investment in response to female condition</text:p>
          </table:table-cell>
          <table:table-cell table:style-name="ce19" office:value-type="string" calcext:value-type="string">
            <text:p>Diego Solano‑Brenes1*, Luiz Ernesto Costa‑Schmidt2 , Maria Jose Albo3,4 and Glauco Machado5</text:p>
          </table:table-cell>
          <table:table-cell office:value-type="float" office:value="2021" calcext:value-type="float">
            <text:p>2021</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aratrechalea ornata: (29° 27′ 8,64″ S; 51° 7′ 7,42″ W), (29° 27′ 10,82″ S; 51° 2′ 37,30″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ink.springer.com/article/10.1186/s12862-021-01870-1</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6">
          <table:table-cell table:style-name="ce19" office:value-type="string" calcext:value-type="string">
            <text:p>Evolution of worthless gifts is favoured by male condition and prey access in spiders</text:p>
          </table:table-cell>
          <table:table-cell table:style-name="ce19" office:value-type="string" calcext:value-type="string">
            <text:p>Maria J. Albo*, Valentina Melo-González, Matilde Carballo, Fabiana Baldenegro, Mariana C. Trillo, Fernando G. Costa</text:p>
          </table:table-cell>
          <table:table-cell office:value-type="float" office:value="2014" calcext:value-type="float">
            <text:p>2014</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aratrechalea ornata: (34°16′40.10″S, 55°14′00.80″W), (32°55′30.50″S, 54°27′33.10″W), (32°10′37.98″S, 57°14′15.30″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ciencedirect.com/science/article/pii/S0003347214001456?casa_token=Hgm8xGuPbzYAAAAA:-xk-cRnBPkoyky7HBEZ9qZU9Ka9k6s7JeNfoYqeqxFR--LuKgfIvVB1RCF__uDtzBv1EiYHlQ5A</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4">
          <table:table-cell table:style-name="ce35" office:value-type="string" calcext:value-type="string">
            <text:p>Another one bites the gift: sexual behaviour in a Trechaleoides species</text:p>
          </table:table-cell>
          <table:table-cell table:style-name="ce35" office:value-type="string" calcext:value-type="string">
            <text:p>Trillo, Mariana C., and Albo, María José</text:p>
          </table:table-cell>
          <table:table-cell table:style-name="ce40" office:value-type="float" office:value="2019" calcext:value-type="float">
            <text:p>2019</text:p>
          </table:table-cell>
          <table:table-cell table:style-name="ce16" office:value-type="string" calcext:value-type="string">
            <text:p>Google Scholar</text:p>
          </table:table-cell>
          <table:table-cell table:style-name="ce16" office:value-type="string" calcext:value-type="string">
            <text:p>Trechaleoides keyserlingi</text:p>
          </table:table-cell>
          <table:table-cell table:style-name="ce40" office:value-type="string" calcext:value-type="string">
            <text:p>-</text:p>
          </table:table-cell>
          <table:table-cell table:style-name="ce40" office:value-type="string" calcext:value-type="string">
            <text:p>Trechaleoides keyserlingi: (32°18′56.90″S 57°54′5.30″W) , (32°10′6.68″S 57°26′30.97″W);</text:p>
          </table:table-cell>
          <table:table-cell table:style-name="ce46" office:value-type="string" calcext:value-type="string">
            <text:p>-</text:p>
          </table:table-cell>
          <table:table-cell table:style-name="ce40" office:value-type="string" calcext:value-type="string">
            <text:p>não</text:p>
          </table:table-cell>
          <table:table-cell table:style-name="ce40" office:value-type="string" calcext:value-type="string">
            <text:p>-</text:p>
          </table:table-cell>
          <table:table-cell table:style-name="ce46" office:value-type="string" calcext:value-type="string">
            <text:p>https://bioone.org/journals/arachnology/volume-18/issue-3/arac.2019.18.3.250/Another-one-bites-the-gift--sexual-behaviour-in-a/10.13156/arac.2019.18.3.250.full</text:p>
          </table:table-cell>
          <table:table-cell table:style-name="ce46" office:value-type="string" calcext:value-type="string">
            <text:p>-</text:p>
          </table:table-cell>
          <table:table-cell table:style-name="ce46" office:value-type="string" calcext:value-type="string">
            <text:p>(Paratrechalea azul OR Trechaleidae) AND (spider*)</text:p>
          </table:table-cell>
          <table:table-cell table:style-name="ce46" table:number-columns-repeated="1011"/>
        </table:table-row>
        <table:table-row table:style-name="ro6">
          <table:table-cell table:style-name="ce19" office:value-type="string" calcext:value-type="string">
            <text:p>Stressful environments favor deceptive alternative mating tactics to become dominant</text:p>
          </table:table-cell>
          <table:table-cell table:style-name="ce19" office:value-type="string" calcext:value-type="string">
            <text:p>Maria J. Albo1,2,3* , Camila Pavón‑Peláez1,3,4, Mauro Martínez Villar1,3,4, Bruno A. Buzatto5,6 and Ivanna Tomasco4</text:p>
          </table:table-cell>
          <table:table-cell office:value-type="float" office:value="2023" calcext:value-type="float">
            <text:p>2023</text:p>
          </table:table-cell>
          <table:table-cell table:style-name="ce23" office:value-type="string" calcext:value-type="string">
            <text:p>Google Scholar</text:p>
          </table:table-cell>
          <table:table-cell office:value-type="string" calcext:value-type="string">
            <text:p>Paratrechalea ornata</text:p>
          </table:table-cell>
          <table:table-cell office:value-type="string" calcext:value-type="string">
            <text:p>-</text:p>
          </table:table-cell>
          <table:table-cell office:value-type="string" calcext:value-type="string">
            <text:p>Paratrechalea ornata: (34.278 S, 55.233 W), (32.169 S, 57.477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ink.springer.com/article/10.1186/s12915-023-01664-5</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8">
          <table:table-cell table:style-name="ce19" office:value-type="string" calcext:value-type="string">
            <text:p>Ineffective nuptial gifts suggest female emancipation from sensory exploitation</text:p>
          </table:table-cell>
          <table:table-cell table:style-name="ce19" office:value-type="string" calcext:value-type="string">
            <text:p>Mauro Martínez Villar1 &amp; Mariana C. Trillo2,3 &amp; Maria J. Albo</text:p>
          </table:table-cell>
          <table:table-cell office:value-type="float" office:value="2021" calcext:value-type="float">
            <text:p>2021</text:p>
          </table:table-cell>
          <table:table-cell table:style-name="ce23" office:value-type="string" calcext:value-type="string">
            <text:p>Google Scholar</text:p>
          </table:table-cell>
          <table:table-cell office:value-type="string" calcext:value-type="string">
            <text:p>Trechaleoides keyserlingi</text:p>
          </table:table-cell>
          <table:table-cell office:value-type="string" calcext:value-type="string">
            <text:p>-</text:p>
          </table:table-cell>
          <table:table-cell office:value-type="string" calcext:value-type="string">
            <text:p>Trechaleoides keyserlingi: (32º55′ 39″ S, 54° 27′ 25″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ink.springer.com/article/10.1007/s00265-021-02994-6</text:p>
          </table:table-cell>
          <table:table-cell office:value-type="string" calcext:value-type="string">
            <text:p>-</text:p>
          </table:table-cell>
          <table:table-cell office:value-type="string" calcext:value-type="string">
            <text:p>(Paratrechalea azul OR Trechaleidae) AND (spider*)</text:p>
          </table:table-cell>
          <table:table-cell table:number-columns-repeated="1011"/>
        </table:table-row>
        <table:table-row table:style-name="ro8">
          <table:table-cell table:style-name="ce19" office:value-type="string" calcext:value-type="string">
            <text:p>Nuptial gifts and sexual behavior in two species of spider (Araneae, Trechaleidae, Paratrechalea)</text:p>
          </table:table-cell>
          <table:table-cell table:style-name="ce19" office:value-type="string" calcext:value-type="string">
            <text:p>Luiz Ernesto Costa-Schmidt &amp; James Edwin Carico &amp; Aldo Mellender de Araújo</text:p>
          </table:table-cell>
          <table:table-cell office:value-type="float" office:value="2008" calcext:value-type="float">
            <text:p>2008</text:p>
          </table:table-cell>
          <table:table-cell table:style-name="ce23" office:value-type="string" calcext:value-type="string">
            <text:p>Google Scholar</text:p>
          </table:table-cell>
          <table:table-cell office:value-type="string" calcext:value-type="string">
            <text:p>Espécies do gênero Paratrechalea</text:p>
          </table:table-cell>
          <table:table-cell office:value-type="string" calcext:value-type="string">
            <text:p>-</text:p>
          </table:table-cell>
          <table:table-cell office:value-type="string" calcext:value-type="string">
            <text:p>Paratrechalea azul e Paratrechalea ornata: (29°32′20″ S, 50°14′47″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link.springer.com/article/10.1007/s00114-008-0379-7</text:p>
          </table:table-cell>
          <table:table-cell office:value-type="string" calcext:value-type="string">
            <text:p>-</text:p>
          </table:table-cell>
          <table:table-cell office:value-type="string" calcext:value-type="string">
            <text:p>(Paratrechalea galianoae OR Trechaleidae) AND (spider*)</text:p>
          </table:table-cell>
          <table:table-cell table:number-columns-repeated="1011"/>
        </table:table-row>
        <table:table-row table:style-name="ro4">
          <table:table-cell table:style-name="ce19" office:value-type="string" calcext:value-type="string">
            <text:p>Two new species and new records of Syntrechalea (Araneae: Lycosoidea: Trechaleidae) from Brazil</text:p>
          </table:table-cell>
          <table:table-cell table:style-name="ce19" office:value-type="string" calcext:value-type="string">
            <text:p>Estevam L. C. da Silva &amp; Arno A. Lise</text:p>
          </table:table-cell>
          <table:table-cell office:value-type="float" office:value="2010" calcext:value-type="float">
            <text:p>2010</text:p>
          </table:table-cell>
          <table:table-cell table:style-name="ce23" office:value-type="string" calcext:value-type="string">
            <text:p>Google Scholar</text:p>
          </table:table-cell>
          <table:table-cell office:value-type="string" calcext:value-type="string">
            <text:p>Espécies do gênero Syntrechalea</text:p>
          </table:table-cell>
          <table:table-cell office:value-type="string" calcext:value-type="string">
            <text:p>Vivem em troncos de árvores perto de riachos</text:p>
          </table:table-cell>
          <table:table-cell office:value-type="string" calcext:value-type="string">
            <text:p>Syntrechalea neblina: (00°07’N, 67°05’W); Syntrechalea robusta: (10°10’S, 48°19’W), <text:s/>(14°22’S, 50°59’W); Syntrechalea adis: (0º46’N, 65º59’W), (2º37’S, 60º56’W), (1º45’S, 55º49’W); Syntrechalea brasilia: <text:s/>(12º43’S, 60º08’W), (18º54’S, 48º15’W), (18º54’S, 48º18’W); Syntrechalea caporiacco: (15º16’S, 39º04’W), (9º39’S, 35º44’W); Syntrechalea napoensis: (01°00’S, 77°25’W), (10°08’S, 67°43’W); Syntrechalea syntrechaloides: (10°36’S, 68°29’W), (41, 3°06’S, 60°01’W), (2°01’S, 60°01’W), (1°30’S, 59°12’W), ( 2°25’S, 54°42’W), (1º45’S, 55º49’W), (2°52’S, 52°01’W), (7°12’S, 35°55’W), <text:s/>(18°10’S, 47°56’W), <text:s/>(22°24’S,47°34’W), (25°36’S, 54°25’W), (22°34’S, 44°21’W); Syntrechalea tenuis: (10°36’S, 68°29’W), (3°06’S, 60°01’W), (12°59’S, 38°29’W), (9º39’S, 35º44’W), (2°52’S, 52°01’W), (22°24’S, 47°34’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www.scielo.br/j/zool/a/VdNQvVLZdbvgBChdpbbsdWx/?lang=en</text:p>
          </table:table-cell>
          <table:table-cell office:value-type="string" calcext:value-type="string">
            <text:p>-</text:p>
          </table:table-cell>
          <table:table-cell office:value-type="string" calcext:value-type="string">
            <text:p>(Syntrechalea adis OR Trechaleidae) AND (spider*)</text:p>
          </table:table-cell>
          <table:table-cell table:number-columns-repeated="1011"/>
        </table:table-row>
        <table:table-row table:style-name="ro5">
          <table:table-cell table:style-name="ce19" office:value-type="string" calcext:value-type="string">
            <text:p>Observations of Arthropods Preying on Amphibians and Reptiles in Sierpe de Osa, Costa Rica</text:p>
          </table:table-cell>
          <table:table-cell table:style-name="ce19" office:value-type="string" calcext:value-type="string">
            <text:p>Raby Nuñez Escalante1 , Isaac Pérez A.2 , Alex Alvarado A.3 , David Garro A.1 , and Pol Rigabert D</text:p>
          </table:table-cell>
          <table:table-cell office:value-type="float" office:value="2021" calcext:value-type="float">
            <text:p>2021</text:p>
          </table:table-cell>
          <table:table-cell table:style-name="ce23" office:value-type="string" calcext:value-type="string">
            <text:p>Google Scholar</text:p>
          </table:table-cell>
          <table:table-cell table:number-columns-repeated="2" office:value-type="string" calcext:value-type="string">
            <text:p>-</text:p>
          </table:table-cell>
          <table:table-cell office:value-type="string" calcext:value-type="string">
            <text:p>Cupiennius coccineus e Trechalea extensa: (8°50'47.3816"N, 83°28'47.1943"W)</text:p>
          </table:table-cell>
          <table:table-cell office:value-type="string" calcext:value-type="string">
            <text:p>-</text:p>
          </table:table-cell>
          <table:table-cell office:value-type="string" calcext:value-type="string">
            <text:p>não</text:p>
          </table:table-cell>
          <table:table-cell table:number-columns-repeated="3" office:value-type="string" calcext:value-type="string">
            <text:p>-</text:p>
          </table:table-cell>
          <table:table-cell office:value-type="string" calcext:value-type="string">
            <text:p>(Trechalea extensa OR Trechaleidae) AND (spider*)</text:p>
          </table:table-cell>
          <table:table-cell table:number-columns-repeated="1011"/>
        </table:table-row>
        <table:table-row table:style-name="ro5">
          <table:table-cell table:style-name="ce19" office:value-type="string" calcext:value-type="string">
            <text:p>Predator or prey? Predatory interactions between the frog Cycloramphus boraceiensis and the spider Trechaleoides biocellata in the Atlantic Forest of Southeastern Brazil</text:p>
          </table:table-cell>
          <table:table-cell table:style-name="ce19" office:value-type="string" calcext:value-type="string">
            <text:p>Marilia Palumbo Gaiarsa*, Laura Rodrigues Vieira de Alencar, Camila Jardim Dias, Marcio Martins</text:p>
          </table:table-cell>
          <table:table-cell office:value-type="float" office:value="2012" calcext:value-type="float">
            <text:p>2012</text:p>
          </table:table-cell>
          <table:table-cell table:style-name="ce23" office:value-type="string" calcext:value-type="string">
            <text:p>Google Scholar</text:p>
          </table:table-cell>
          <table:table-cell office:value-type="string" calcext:value-type="string">
            <text:p>Trechaleoides biocellata</text:p>
          </table:table-cell>
          <table:table-cell office:value-type="string" calcext:value-type="string">
            <text:p>-</text:p>
          </table:table-cell>
          <table:table-cell office:value-type="string" calcext:value-type="string">
            <text:p>Trechaleoides biocellata: (23º21’S; 44º47’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citeseerx.ist.psu.edu/document?repid=rep1&amp;type=pdf&amp;doi=f263fba1a4a36872638d72967ec3f532876c0fcc</text:p>
          </table:table-cell>
          <table:table-cell office:value-type="string" calcext:value-type="string">
            <text:p>-</text:p>
          </table:table-cell>
          <table:table-cell office:value-type="string" calcext:value-type="string">
            <text:p>(Trechaleoides biocellata OR Trechaleidae) AND (spider*)</text:p>
          </table:table-cell>
          <table:table-cell table:number-columns-repeated="1011"/>
        </table:table-row>
        <table:table-row table:style-name="ro10">
          <table:table-cell table:style-name="ce19" office:value-type="string" calcext:value-type="string">
            <text:p>First observation of predation on Crossodactylus caramaschii Bastos &amp; Pombal, 1995 (Anura: Hylodidae) by a fshing spider (Araneae: Trechaleidae) in a neotropical cave</text:p>
          </table:table-cell>
          <table:table-cell table:style-name="ce19" office:value-type="string" calcext:value-type="string">
            <text:p>Vinícius da Fontoura Sperandei1,*, Wilian Vaz-Silva2 , and Francisco L. Tejerina-Garro</text:p>
          </table:table-cell>
          <table:table-cell office:value-type="float" office:value="2024" calcext:value-type="float">
            <text:p>2024</text:p>
          </table:table-cell>
          <table:table-cell table:style-name="ce23" office:value-type="string" calcext:value-type="string">
            <text:p>Google Scholar</text:p>
          </table:table-cell>
          <table:table-cell office:value-type="string" calcext:value-type="string">
            <text:p>Trechaleoides biocellata</text:p>
          </table:table-cell>
          <table:table-cell office:value-type="string" calcext:value-type="string">
            <text:p>-</text:p>
          </table:table-cell>
          <table:table-cell office:value-type="string" calcext:value-type="string">
            <text:p>Trechaleoides biocellata: (24.1997°S, 48.3515°W)</text:p>
          </table:table-cell>
          <table:table-cell office:value-type="string" calcext:value-type="string">
            <text:p>-</text:p>
          </table:table-cell>
          <table:table-cell office:value-type="string" calcext:value-type="string">
            <text:p>não</text:p>
          </table:table-cell>
          <table:table-cell table:number-columns-repeated="3" office:value-type="string" calcext:value-type="string">
            <text:p>-</text:p>
          </table:table-cell>
          <table:table-cell office:value-type="string" calcext:value-type="string">
            <text:p>(Trechaleoides biocellata OR Trechaleidae) AND (spider*)</text:p>
          </table:table-cell>
          <table:table-cell table:number-columns-repeated="1011"/>
        </table:table-row>
        <table:table-row table:style-name="ro10">
          <table:table-cell table:style-name="ce19" office:value-type="string" calcext:value-type="string">
            <text:p>Impacto do canibalismo sexual pré-copulatório na diversidade genética e eficácia da seleção</text:p>
          </table:table-cell>
          <table:table-cell table:style-name="ce27" office:value-type="string" calcext:value-type="string">
            <text:p><text:span text:style-name="T1"><text:a xlink:href="https://royalsocietypublishing.org/doi/full/10.1098/rsbl.2023.0505?casa_token=lt1Lmuw6lkcAAAAA%3AUYzCOwc2gImkCTGMUDO8vi2pAdgPtw1qB5kByhD9wksURY_VJ3-Jx1c5h8ZZe4flLwDxy0roN7v0330#" xlink:type="simple">Mauro Martínez Villar</text:a></text:span><text:span text:style-name="T1">,</text:span><text:span text:style-name="T1"><text:a xlink:href="https://royalsocietypublishing.org/doi/full/10.1098/rsbl.2023.0505?casa_token=lt1Lmuw6lkcAAAAA%3AUYzCOwc2gImkCTGMUDO8vi2pAdgPtw1qB5kByhD9wksURY_VJ3-Jx1c5h8ZZe4flLwDxy0roN7v0330#" xlink:type="simple">Jesper Bechsgaard</text:a></text:span><text:span text:style-name="T1">,</text:span><text:span text:style-name="T1"><text:a xlink:href="https://royalsocietypublishing.org/doi/full/10.1098/rsbl.2023.0505?casa_token=lt1Lmuw6lkcAAAAA%3AUYzCOwc2gImkCTGMUDO8vi2pAdgPtw1qB5kByhD9wksURY_VJ3-Jx1c5h8ZZe4flLwDxy0roN7v0330#" xlink:type="simple">Trine Foto</text:a></text:span><text:span text:style-name="T1">,</text:span><text:span text:style-name="T1"><text:a xlink:href="https://royalsocietypublishing.org/doi/full/10.1098/rsbl.2023.0505?casa_token=lt1Lmuw6lkcAAAAA%3AUYzCOwc2gImkCTGMUDO8vi2pAdgPtw1qB5kByhD9wksURY_VJ3-Jx1c5h8ZZe4flLwDxy0roN7v0330#" xlink:type="simple">Maria José Albo</text:a></text:span><text:span text:style-name="T1">e</text:span><text:span text:style-name="T1"><text:a xlink:href="https://royalsocietypublishing.org/doi/full/10.1098/rsbl.2023.0505?casa_token=lt1Lmuw6lkcAAAAA%3AUYzCOwc2gImkCTGMUDO8vi2pAdgPtw1qB5kByhD9wksURY_VJ3-Jx1c5h8ZZe4flLwDxy0roN7v0330#" xlink:type="simple">Ivanna H. Tomasco</text:a></text:span></text:p>
          </table:table-cell>
          <table:table-cell office:value-type="float" office:value="2024" calcext:value-type="float">
            <text:p>2024</text:p>
          </table:table-cell>
          <table:table-cell table:style-name="ce23" office:value-type="string" calcext:value-type="string">
            <text:p>Google Scholar</text:p>
          </table:table-cell>
          <table:table-cell office:value-type="string" calcext:value-type="string">
            <text:p>Trechaleoides</text:p>
          </table:table-cell>
          <table:table-cell office:value-type="string" calcext:value-type="string">
            <text:p>-</text:p>
          </table:table-cell>
          <table:table-cell office:value-type="string" calcext:value-type="string">
            <text:p>T. keyserlingi e T. biocellata: (33°41′51″ S, 53°32′00″ W), (32°55′39″ S 54°27′25″ W), (32°8′2″ S 53°47′55″ W);</text:p>
          </table:table-cell>
          <table:table-cell office:value-type="string" calcext:value-type="string">
            <text:p>-</text:p>
          </table:table-cell>
          <table:table-cell office:value-type="string" calcext:value-type="string">
            <text:p>não</text:p>
          </table:table-cell>
          <table:table-cell office:value-type="string" calcext:value-type="string">
            <text:p>-</text:p>
          </table:table-cell>
          <table:table-cell office:value-type="string" calcext:value-type="string">
            <text:p>https://royalsocietypublishing.org/doi/full/10.1098/rsbl.2023.0505?casa_token=lt1Lmuw6lkcAAAAA%3AUYzCOwc2gImkCTGMUDO8vi2pAdgPtw1qB5kByhD9wksURY_VJ3-Jx1c5h8ZZe4flLwDxy0roN7v0330</text:p>
          </table:table-cell>
          <table:table-cell office:value-type="string" calcext:value-type="string">
            <text:p>-</text:p>
          </table:table-cell>
          <table:table-cell office:value-type="string" calcext:value-type="string">
            <text:p>(Trechaleoides biocellata OR Trechaleidae) AND (spider*)</text:p>
          </table:table-cell>
          <table:table-cell table:number-columns-repeated="1011"/>
        </table:table-row>
        <table:table-row table:style-name="ro2" table:number-rows-repeated="1048502">
          <table:table-cell table:number-columns-repeated="1024"/>
        </table:table-row>
        <table:table-row table:style-name="ro2">
          <table:table-cell table:number-columns-repeated="1024"/>
        </table:table-row>
      </table:table>
      <table:table table:name="Folha2" table:style-name="ta1">
        <table:table-column table:style-name="co3" table:default-cell-style-name="Default"/>
        <table:table-row table:style-name="ro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1">00-00-0000</text:date>, <text:time style:data-style-name="N2" text:time-value="15:41:06.65392747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7T16:40:49.047863409</meta:creation-date>
    <meta:editing-duration>P3DT7H21M15S</meta:editing-duration>
    <meta:editing-cycles>31</meta:editing-cycles>
    <meta:generator>LibreOffice/6.4.7.2$Linux_X86_64 LibreOffice_project/40$Build-2</meta:generator>
    <dc:date>2025-02-01T20:51:44.495795413</dc:date>
    <meta:document-statistic meta:table-count="2" meta:cell-count="949" meta:object-count="0"/>
  </office:meta>
</office:document-meta>
</file>